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1.912cm"/>
    </style:style>
    <style:style style:name="co8" style:family="table-column">
      <style:table-column-properties fo:break-before="auto" style:column-width="9.511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433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4.5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4.789cm"/>
    </style:style>
    <style:style style:name="co16" style:family="table-column">
      <style:table-column-properties fo:break-before="auto" style:column-width="1.718cm"/>
    </style:style>
    <style:style style:name="co17" style:family="table-column">
      <style:table-column-properties fo:break-before="auto" style:column-width="2.526cm"/>
    </style:style>
    <style:style style:name="co18" style:family="table-column">
      <style:table-column-properties fo:break-before="auto" style:column-width="2.623cm"/>
    </style:style>
    <style:style style:name="co19" style:family="table-column">
      <style:table-column-properties fo:break-before="auto" style:column-width="2.365cm"/>
    </style:style>
    <style:style style:name="co20" style:family="table-column">
      <style:table-column-properties fo:break-before="auto" style:column-width="5.599cm"/>
    </style:style>
    <style:style style:name="co21" style:family="table-column">
      <style:table-column-properties fo:break-before="auto" style:column-width="2.138cm"/>
    </style:style>
    <style:style style:name="co22" style:family="table-column">
      <style:table-column-properties fo:break-before="auto" style:column-width="7.765cm"/>
    </style:style>
    <style:style style:name="co23" style:family="table-column">
      <style:table-column-properties fo:break-before="auto" style:column-width="1.88cm"/>
    </style:style>
    <style:style style:name="co24" style:family="table-column">
      <style:table-column-properties fo:break-before="auto" style:column-width="1.783cm"/>
    </style:style>
    <style:style style:name="co25" style:family="table-column">
      <style:table-column-properties fo:break-before="auto" style:column-width="5.017cm"/>
    </style:style>
    <style:style style:name="co26" style:family="table-column">
      <style:table-column-properties fo:break-before="auto" style:column-width="5.987cm"/>
    </style:style>
    <style:style style:name="co27" style:family="table-column">
      <style:table-column-properties fo:break-before="auto" style:column-width="4.337cm"/>
    </style:style>
    <style:style style:name="co28" style:family="table-column">
      <style:table-column-properties fo:break-before="auto" style:column-width="4.919cm"/>
    </style:style>
    <style:style style:name="co29" style:family="table-column">
      <style:table-column-properties fo:break-before="auto" style:column-width="1.653cm"/>
    </style:style>
    <style:style style:name="co30" style:family="table-column">
      <style:table-column-properties fo:break-before="auto" style:column-width="0.522cm"/>
    </style:style>
    <style:style style:name="co31" style:family="table-column">
      <style:table-column-properties fo:break-before="auto" style:column-width="2.817cm"/>
    </style:style>
    <style:style style:name="co32" style:family="table-column">
      <style:table-column-properties fo:break-before="auto" style:column-width="2.559cm"/>
    </style:style>
    <style:style style:name="co33" style:family="table-column">
      <style:table-column-properties fo:break-before="auto" style:column-width="7.796cm"/>
    </style:style>
    <style:style style:name="co34" style:family="table-column">
      <style:table-column-properties fo:break-before="auto" style:column-width="4.951cm"/>
    </style:style>
    <style:style style:name="co35" style:family="table-column">
      <style:table-column-properties fo:break-before="auto" style:column-width="4.078cm"/>
    </style:style>
    <style:style style:name="co36" style:family="table-column">
      <style:table-column-properties fo:break-before="auto" style:column-width="6.341cm"/>
    </style:style>
    <style:style style:name="co37" style:family="table-column">
      <style:table-column-properties fo:break-before="auto" style:column-width="3.239cm"/>
    </style:style>
    <style:style style:name="co38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4458">
            <text:p>4458</text:p>
          </table:table-cell>
          <table:table-cell office:value-type="float" office:value="0">
            <text:p>0</text:p>
          </table:table-cell>
          <table:table-cell office:value-type="float" office:value="4458">
            <text:p>4458</text:p>
          </table:table-cell>
          <table:table-cell office:value-type="float" office:value="0">
            <text:p>0</text:p>
          </table:table-cell>
          <table:table-cell office:value-type="float" office:value="16098">
            <text:p>16098</text:p>
          </table:table-cell>
          <table:table-cell office:value-type="float" office:value="0">
            <text:p>0</text:p>
          </table:table-cell>
          <table:table-cell office:value-type="float" office:value="16098">
            <text:p>1609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Year</text:p>
          </table:table-cell>
          <table:table-cell table:number-columns-repeated="8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7">
            <text:p>47</text:p>
          </table:table-cell>
          <table:table-cell table:number-columns-repeated="3"/>
          <table:table-cell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75">
            <text:p>17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79">
            <text:p>57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float" office:value="1605">
            <text:p>1605</text:p>
          </table:table-cell>
          <table:table-cell table:number-columns-repeated="3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75">
            <text:p>475</text:p>
          </table:table-cell>
          <table:table-cell table:number-columns-repeated="3"/>
          <table:table-cell office:value-type="float" office:value="1062">
            <text:p>1062</text:p>
          </table:table-cell>
          <table:table-cell table:number-columns-repeated="3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57">
            <text:p>7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06">
            <text:p>190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270">
            <text:p>127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293">
            <text:p>3293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618">
            <text:p>1618</text:p>
          </table:table-cell>
          <table:table-cell/>
          <table:table-cell office:value-type="float" office:value="1863">
            <text:p>1863</text:p>
          </table:table-cell>
          <table:table-cell/>
          <table:table-cell office:value-type="float" office:value="5002">
            <text:p>5002</text:p>
          </table:table-cell>
          <table:table-cell/>
          <table:table-cell office:value-type="float" office:value="5139">
            <text:p>5139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55">
            <text:p>1155</text:p>
          </table:table-cell>
          <table:table-cell/>
          <table:table-cell office:value-type="float" office:value="1602">
            <text:p>1602</text:p>
          </table:table-cell>
          <table:table-cell/>
          <table:table-cell office:value-type="float" office:value="2055">
            <text:p>2055</text:p>
          </table:table-cell>
          <table:table-cell/>
          <table:table-cell office:value-type="float" office:value="3700">
            <text:p>3700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244">
            <text:p>124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056">
            <text:p>3056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750">
            <text:p>750</text:p>
          </table:table-cell>
          <table:table-cell table:number-columns-repeated="3"/>
          <table:table-cell office:value-type="float" office:value="2128">
            <text:p>2128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office:value-type="float" office:value="490">
            <text:p>490</text:p>
          </table:table-cell>
          <table:table-cell table:number-columns-repeated="3"/>
          <table:table-cell office:value-type="float" office:value="1534">
            <text:p>1534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table:number-columns-repeated="2"/>
          <table:table-cell office:value-type="float" office:value="121">
            <text:p>121</text:p>
          </table:table-cell>
          <table:table-cell table:number-columns-repeated="3"/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table:style-name="Default" office:value-type="string">
            <text:p>Date last-generated</text:p>
          </table:table-cell>
          <table:table-cell table:style-name="Default" office:value-type="string">
            <text:p>Date last-updated</text:p>
          </table:table-cell>
        </table:table-row>
        <table:table-row table:style-name="ro1">
          <table:table-cell office:value-type="string">
            <text:p>789.xml</text:p>
          </table:table-cell>
          <table:table-cell office:value-type="string">
            <text:p>Far East Asia, regional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2012-03-28 13:20:16</text:p>
          </table:table-cell>
          <table:table-cell office:value-type="string">
            <text:p>2012-03-28 13:20:25</text:p>
          </table:table-cell>
        </table:table-row>
        <table:table-row table:style-name="ro1">
          <table:table-cell office:value-type="string">
            <text:p>LA.xml</text:p>
          </table:table-cell>
          <table:table-cell office:value-type="string">
            <text:p>LAO PEOPLE'S DEMOCRATIC REPUBLIC</text:p>
          </table:table-cell>
          <table:table-cell office:value-type="float" office:value="3223">
            <text:p>3223</text:p>
          </table:table-cell>
          <table:table-cell office:value-type="float" office:value="182">
            <text:p>182</text:p>
          </table:table-cell>
          <table:table-cell office:value-type="string">
            <text:p>2012-03-28 13:41:38</text:p>
          </table:table-cell>
          <table:table-cell office:value-type="string">
            <text:p>2012-03-28 13:41:54</text:p>
          </table:table-cell>
        </table:table-row>
        <table:table-row table:style-name="ro1">
          <table:table-cell office:value-type="string">
            <text:p>TJ.xml</text:p>
          </table:table-cell>
          <table:table-cell office:value-type="string">
            <text:p>TAJIKISTAN</text:p>
          </table:table-cell>
          <table:table-cell office:value-type="float" office:value="1033">
            <text:p>1033</text:p>
          </table:table-cell>
          <table:table-cell office:value-type="float" office:value="90">
            <text:p>90</text:p>
          </table:table-cell>
          <table:table-cell office:value-type="string">
            <text:p>2012-03-28 13:34:48</text:p>
          </table:table-cell>
          <table:table-cell office:value-type="string">
            <text:p>2012-03-28 13:34:51</text:p>
          </table:table-cell>
        </table:table-row>
        <table:table-row table:style-name="ro1">
          <table:table-cell office:value-type="string">
            <text:p>CK.xml</text:p>
          </table:table-cell>
          <table:table-cell office:value-type="string">
            <text:p>COOK ISLAND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08:37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TD.xml</text:p>
          </table:table-cell>
          <table:table-cell office:value-type="string">
            <text:p>CHAD</text:p>
          </table:table-cell>
          <table:table-cell office:value-type="float" office:value="1777">
            <text:p>1777</text:p>
          </table:table-cell>
          <table:table-cell office:value-type="float" office:value="117">
            <text:p>117</text:p>
          </table:table-cell>
          <table:table-cell office:value-type="string">
            <text:p>2012-03-28 13:33:48</text:p>
          </table:table-cell>
          <table:table-cell office:value-type="string">
            <text:p>2012-03-28 13:33:58</text:p>
          </table:table-cell>
        </table:table-row>
        <table:table-row table:style-name="ro1">
          <table:table-cell office:value-type="string">
            <text:p>AO.xml</text:p>
          </table:table-cell>
          <table:table-cell office:value-type="string">
            <text:p>ANGOLA</text:p>
          </table:table-cell>
          <table:table-cell office:value-type="float" office:value="1530">
            <text:p>1530</text:p>
          </table:table-cell>
          <table:table-cell office:value-type="float" office:value="78">
            <text:p>78</text:p>
          </table:table-cell>
          <table:table-cell office:value-type="string">
            <text:p>2012-03-28 13:23:17</text:p>
          </table:table-cell>
          <table:table-cell office:value-type="string">
            <text:p>2012-03-28 13:23:26</text:p>
          </table:table-cell>
        </table:table-row>
        <table:table-row table:style-name="ro1">
          <table:table-cell office:value-type="string">
            <text:p>PA.xml</text:p>
          </table:table-cell>
          <table:table-cell office:value-type="string">
            <text:p>PANAMA</text:p>
          </table:table-cell>
          <table:table-cell office:value-type="float" office:value="611">
            <text:p>611</text:p>
          </table:table-cell>
          <table:table-cell office:value-type="float" office:value="23">
            <text:p>23</text:p>
          </table:table-cell>
          <table:table-cell office:value-type="string">
            <text:p>2012-03-28 13:40:02</text:p>
          </table:table-cell>
          <table:table-cell office:value-type="string">
            <text:p>2012-03-28 13:40:13</text:p>
          </table:table-cell>
        </table:table-row>
        <table:table-row table:style-name="ro1">
          <table:table-cell office:value-type="string">
            <text:p>GN.xml</text:p>
          </table:table-cell>
          <table:table-cell office:value-type="string">
            <text:p>GUINEA</text:p>
          </table:table-cell>
          <table:table-cell office:value-type="float" office:value="943">
            <text:p>943</text:p>
          </table:table-cell>
          <table:table-cell office:value-type="float" office:value="45">
            <text:p>45</text:p>
          </table:table-cell>
          <table:table-cell office:value-type="string">
            <text:p>2012-03-28 13:37:04</text:p>
          </table:table-cell>
          <table:table-cell office:value-type="string">
            <text:p>2012-03-28 13:37:14</text:p>
          </table:table-cell>
        </table:table-row>
        <table:table-row table:style-name="ro1">
          <table:table-cell office:value-type="string">
            <text:p>BJ.xml</text:p>
          </table:table-cell>
          <table:table-cell office:value-type="string">
            <text:p>BENIN</text:p>
          </table:table-cell>
          <table:table-cell office:value-type="float" office:value="1638">
            <text:p>1638</text:p>
          </table:table-cell>
          <table:table-cell office:value-type="float" office:value="54">
            <text:p>54</text:p>
          </table:table-cell>
          <table:table-cell office:value-type="string">
            <text:p>2012-03-28 13:40:34</text:p>
          </table:table-cell>
          <table:table-cell office:value-type="string">
            <text:p>2012-03-28 13:40:38</text:p>
          </table:table-cell>
        </table:table-row>
        <table:table-row table:style-name="ro1">
          <table:table-cell office:value-type="string">
            <text:p>CI.xml</text:p>
          </table:table-cell>
          <table:table-cell office:value-type="string">
            <text:p>CÔTE D'IVOIRE</text:p>
          </table:table-cell>
          <table:table-cell office:value-type="float" office:value="1629">
            <text:p>1629</text:p>
          </table:table-cell>
          <table:table-cell office:value-type="float" office:value="93">
            <text:p>93</text:p>
          </table:table-cell>
          <table:table-cell office:value-type="string">
            <text:p>2012-03-28 13:11:47</text:p>
          </table:table-cell>
          <table:table-cell office:value-type="string">
            <text:p>2012-03-28 13:11:56</text:p>
          </table:table-cell>
        </table:table-row>
        <table:table-row table:style-name="ro1">
          <table:table-cell office:value-type="string">
            <text:p>MG.xml</text:p>
          </table:table-cell>
          <table:table-cell office:value-type="string">
            <text:p>MADAGASCAR</text:p>
          </table:table-cell>
          <table:table-cell office:value-type="float" office:value="934">
            <text:p>934</text:p>
          </table:table-cell>
          <table:table-cell office:value-type="float" office:value="51">
            <text:p>51</text:p>
          </table:table-cell>
          <table:table-cell office:value-type="string">
            <text:p>2012-03-28 13:20:46</text:p>
          </table:table-cell>
          <table:table-cell office:value-type="string">
            <text:p>2012-03-28 13:20:55</text:p>
          </table:table-cell>
        </table:table-row>
        <table:table-row table:style-name="ro1">
          <table:table-cell office:value-type="string">
            <text:p>RS.xml</text:p>
          </table:table-cell>
          <table:table-cell office:value-type="string">
            <text:p>SERBIA</text:p>
          </table:table-cell>
          <table:table-cell office:value-type="float" office:value="2000">
            <text:p>2000</text:p>
          </table:table-cell>
          <table:table-cell office:value-type="float" office:value="234">
            <text:p>234</text:p>
          </table:table-cell>
          <table:table-cell office:value-type="string">
            <text:p>2012-03-28 13:34:52</text:p>
          </table:table-cell>
          <table:table-cell office:value-type="string">
            <text:p>2012-03-28 13:35:02</text:p>
          </table:table-cell>
        </table:table-row>
        <table:table-row table:style-name="ro1">
          <table:table-cell office:value-type="string">
            <text:p>TL.xml</text:p>
          </table:table-cell>
          <table:table-cell office:value-type="string">
            <text:p>TIMOR-LESTE</text:p>
          </table:table-cell>
          <table:table-cell office:value-type="float" office:value="667">
            <text:p>667</text:p>
          </table:table-cell>
          <table:table-cell office:value-type="float" office:value="44">
            <text:p>44</text:p>
          </table:table-cell>
          <table:table-cell office:value-type="string">
            <text:p>2012-03-28 13:38:03</text:p>
          </table:table-cell>
          <table:table-cell office:value-type="string">
            <text:p>2012-03-28 13:38:13</text:p>
          </table:table-cell>
        </table:table-row>
        <table:table-row table:style-name="ro1">
          <table:table-cell office:value-type="string">
            <text:p>GA.xml</text:p>
          </table:table-cell>
          <table:table-cell office:value-type="string">
            <text:p>GAB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14:57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CM.xml</text:p>
          </table:table-cell>
          <table:table-cell office:value-type="string">
            <text:p>CAMEROON</text:p>
          </table:table-cell>
          <table:table-cell office:value-type="float" office:value="2023">
            <text:p>2023</text:p>
          </table:table-cell>
          <table:table-cell office:value-type="float" office:value="77">
            <text:p>77</text:p>
          </table:table-cell>
          <table:table-cell office:value-type="string">
            <text:p>2012-03-28 13:27:52</text:p>
          </table:table-cell>
          <table:table-cell office:value-type="string">
            <text:p>2012-03-28 13:28:02</text:p>
          </table:table-cell>
        </table:table-row>
        <table:table-row table:style-name="ro1">
          <table:table-cell office:value-type="string">
            <text:p>UA.xml</text:p>
          </table:table-cell>
          <table:table-cell office:value-type="string">
            <text:p>UKRAINE</text:p>
          </table:table-cell>
          <table:table-cell office:value-type="float" office:value="1294">
            <text:p>1294</text:p>
          </table:table-cell>
          <table:table-cell office:value-type="float" office:value="103">
            <text:p>103</text:p>
          </table:table-cell>
          <table:table-cell office:value-type="string">
            <text:p>2012-03-28 13:19:56</text:p>
          </table:table-cell>
          <table:table-cell office:value-type="string">
            <text:p>2012-03-28 13:20:06</text:p>
          </table:table-cell>
        </table:table-row>
        <table:table-row table:style-name="ro1">
          <table:table-cell office:value-type="string">
            <text:p>SO.xml</text:p>
          </table:table-cell>
          <table:table-cell office:value-type="string">
            <text:p>SOMALIA</text:p>
          </table:table-cell>
          <table:table-cell office:value-type="float" office:value="2226">
            <text:p>2226</text:p>
          </table:table-cell>
          <table:table-cell office:value-type="float" office:value="213">
            <text:p>213</text:p>
          </table:table-cell>
          <table:table-cell office:value-type="string">
            <text:p>2012-03-28 13:07:19</text:p>
          </table:table-cell>
          <table:table-cell office:value-type="string">
            <text:p>2012-03-28 13:07:29</text:p>
          </table:table-cell>
        </table:table-row>
        <table:table-row table:style-name="ro1">
          <table:table-cell office:value-type="string">
            <text:p>IR.xml</text:p>
          </table:table-cell>
          <table:table-cell office:value-type="string">
            <text:p>IRAN, ISLAMIC REPUBLIC O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2-03-28 13:16:59</text:p>
          </table:table-cell>
          <table:table-cell office:value-type="string">
            <text:p>2012-03-28 13:17:08</text:p>
          </table:table-cell>
        </table:table-row>
        <table:table-row table:style-name="ro1">
          <table:table-cell office:value-type="string">
            <text:p>LT.xml</text:p>
          </table:table-cell>
          <table:table-cell office:value-type="string">
            <text:p>LITHUAN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16:17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MU.xml</text:p>
          </table:table-cell>
          <table:table-cell office:value-type="string">
            <text:p>MAURITIUS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2012-03-28 13:31:14</text:p>
          </table:table-cell>
          <table:table-cell office:value-type="string">
            <text:p>2012-03-28 13:31:23</text:p>
          </table:table-cell>
        </table:table-row>
        <table:table-row table:style-name="ro1">
          <table:table-cell office:value-type="string">
            <text:p>DZ.xml</text:p>
          </table:table-cell>
          <table:table-cell office:value-type="string">
            <text:p>ALGERIA</text:p>
          </table:table-cell>
          <table:table-cell office:value-type="float" office:value="358">
            <text:p>358</text:p>
          </table:table-cell>
          <table:table-cell office:value-type="float" office:value="17">
            <text:p>17</text:p>
          </table:table-cell>
          <table:table-cell office:value-type="string">
            <text:p>2012-03-28 13:20:06</text:p>
          </table:table-cell>
          <table:table-cell office:value-type="string">
            <text:p>2012-03-28 13:20:16</text:p>
          </table:table-cell>
        </table:table-row>
        <table:table-row table:style-name="ro1">
          <table:table-cell office:value-type="string">
            <text:p>BA.xml</text:p>
          </table:table-cell>
          <table:table-cell office:value-type="string">
            <text:p>BOSNIA AND HERZEGOVINA</text:p>
          </table:table-cell>
          <table:table-cell office:value-type="float" office:value="1887">
            <text:p>1887</text:p>
          </table:table-cell>
          <table:table-cell office:value-type="float" office:value="313">
            <text:p>313</text:p>
          </table:table-cell>
          <table:table-cell office:value-type="string">
            <text:p>2012-03-28 13:07:45</text:p>
          </table:table-cell>
          <table:table-cell office:value-type="string">
            <text:p>2012-03-28 13:07:55</text:p>
          </table:table-cell>
        </table:table-row>
        <table:table-row table:style-name="ro1">
          <table:table-cell office:value-type="string">
            <text:p>HU.xml</text:p>
          </table:table-cell>
          <table:table-cell office:value-type="string">
            <text:p>HUNGAR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12:52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NA.xml</text:p>
          </table:table-cell>
          <table:table-cell office:value-type="string">
            <text:p>NAMIBIA</text:p>
          </table:table-cell>
          <table:table-cell office:value-type="float" office:value="1370">
            <text:p>1370</text:p>
          </table:table-cell>
          <table:table-cell office:value-type="float" office:value="124">
            <text:p>124</text:p>
          </table:table-cell>
          <table:table-cell office:value-type="string">
            <text:p>2012-03-28 13:12:56</text:p>
          </table:table-cell>
          <table:table-cell office:value-type="string">
            <text:p>2012-03-28 13:13:06</text:p>
          </table:table-cell>
        </table:table-row>
        <table:table-row table:style-name="ro1">
          <table:table-cell office:value-type="string">
            <text:p>ZM.xml</text:p>
          </table:table-cell>
          <table:table-cell office:value-type="string">
            <text:p>ZAMBIA</text:p>
          </table:table-cell>
          <table:table-cell office:value-type="float" office:value="4160">
            <text:p>4160</text:p>
          </table:table-cell>
          <table:table-cell office:value-type="float" office:value="354">
            <text:p>354</text:p>
          </table:table-cell>
          <table:table-cell office:value-type="string">
            <text:p>2012-03-28 13:10:49</text:p>
          </table:table-cell>
          <table:table-cell office:value-type="string">
            <text:p>2012-03-28 13:11:00</text:p>
          </table:table-cell>
        </table:table-row>
        <table:table-row table:style-name="ro1">
          <table:table-cell office:value-type="string">
            <text:p>RO.xml</text:p>
          </table:table-cell>
          <table:table-cell office:value-type="string">
            <text:p>ROMANIA</text:p>
          </table:table-cell>
          <table:table-cell office:value-type="float" office:value="320">
            <text:p>320</text:p>
          </table:table-cell>
          <table:table-cell office:value-type="float" office:value="9">
            <text:p>9</text:p>
          </table:table-cell>
          <table:table-cell office:value-type="string">
            <text:p>2012-03-28 13:19:33</text:p>
          </table:table-cell>
          <table:table-cell office:value-type="string">
            <text:p>2012-03-28 13:19:43</text:p>
          </table:table-cell>
        </table:table-row>
        <table:table-row table:style-name="ro1">
          <table:table-cell office:value-type="string">
            <text:p>BW.xml</text:p>
          </table:table-cell>
          <table:table-cell office:value-type="string">
            <text:p>BOTSWANA</text:p>
          </table:table-cell>
          <table:table-cell office:value-type="float" office:value="507">
            <text:p>507</text:p>
          </table:table-cell>
          <table:table-cell office:value-type="float" office:value="79">
            <text:p>79</text:p>
          </table:table-cell>
          <table:table-cell office:value-type="string">
            <text:p>2012-03-28 13:08:49</text:p>
          </table:table-cell>
          <table:table-cell office:value-type="string">
            <text:p>2012-03-28 13:08:59</text:p>
          </table:table-cell>
        </table:table-row>
        <table:table-row table:style-name="ro1">
          <table:table-cell office:value-type="string">
            <text:p>BT.xml</text:p>
          </table:table-cell>
          <table:table-cell office:value-type="string">
            <text:p>BHUTA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06:08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SY.xml</text:p>
          </table:table-cell>
          <table:table-cell office:value-type="string">
            <text:p>SYRIAN ARAB REPUBLIC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string">
            <text:p>2012-03-28 13:32:02</text:p>
          </table:table-cell>
          <table:table-cell office:value-type="string">
            <text:p>2012-03-28 13:32:11</text:p>
          </table:table-cell>
        </table:table-row>
        <table:table-row table:style-name="ro1">
          <table:table-cell office:value-type="string">
            <text:p>SI.xml</text:p>
          </table:table-cell>
          <table:table-cell office:value-type="string">
            <text:p>SLOVEN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05:43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CV.xml</text:p>
          </table:table-cell>
          <table:table-cell office:value-type="string">
            <text:p>CAPE VERD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012-03-28 13:31:36</text:p>
          </table:table-cell>
          <table:table-cell office:value-type="string">
            <text:p>2012-03-28 13:31:45</text:p>
          </table:table-cell>
        </table:table-row>
        <table:table-row table:style-name="ro1">
          <table:table-cell office:value-type="string">
            <text:p>AL.xml</text:p>
          </table:table-cell>
          <table:table-cell office:value-type="string">
            <text:p>ALBANIA</text:p>
          </table:table-cell>
          <table:table-cell office:value-type="float" office:value="1548">
            <text:p>1548</text:p>
          </table:table-cell>
          <table:table-cell office:value-type="float" office:value="171">
            <text:p>171</text:p>
          </table:table-cell>
          <table:table-cell office:value-type="string">
            <text:p>2012-03-28 13:19:13</text:p>
          </table:table-cell>
          <table:table-cell office:value-type="string">
            <text:p>2012-03-28 13:19:24</text:p>
          </table:table-cell>
        </table:table-row>
        <table:table-row table:style-name="ro1">
          <table:table-cell office:value-type="string">
            <text:p>YE.xml</text:p>
          </table:table-cell>
          <table:table-cell office:value-type="string">
            <text:p>YEMEN</text:p>
          </table:table-cell>
          <table:table-cell office:value-type="float" office:value="1154">
            <text:p>1154</text:p>
          </table:table-cell>
          <table:table-cell office:value-type="float" office:value="81">
            <text:p>81</text:p>
          </table:table-cell>
          <table:table-cell office:value-type="string">
            <text:p>2012-03-28 13:06:27</text:p>
          </table:table-cell>
          <table:table-cell office:value-type="string">
            <text:p>2012-03-28 13:06:37</text:p>
          </table:table-cell>
        </table:table-row>
        <table:table-row table:style-name="ro1">
          <table:table-cell office:value-type="string">
            <text:p>389.xml</text:p>
          </table:table-cell>
          <table:table-cell office:value-type="string">
            <text:p>North &amp; Central America, regional</text:p>
          </table:table-cell>
          <table:table-cell office:value-type="float" office:value="3240">
            <text:p>3240</text:p>
          </table:table-cell>
          <table:table-cell office:value-type="float" office:value="180">
            <text:p>180</text:p>
          </table:table-cell>
          <table:table-cell office:value-type="string">
            <text:p>2012-03-28 13:34:17</text:p>
          </table:table-cell>
          <table:table-cell office:value-type="string">
            <text:p>2012-03-28 13:34:27</text:p>
          </table:table-cell>
        </table:table-row>
        <table:table-row table:style-name="ro1">
          <table:table-cell office:value-type="string">
            <text:p>FJ.xml</text:p>
          </table:table-cell>
          <table:table-cell office:value-type="string">
            <text:p>FIJI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2012-03-28 13:42:01</text:p>
          </table:table-cell>
          <table:table-cell office:value-type="string">
            <text:p>2012-03-28 13:42:10</text:p>
          </table:table-cell>
        </table:table-row>
        <table:table-row table:style-name="ro1">
          <table:table-cell office:value-type="string">
            <text:p>TM.xml</text:p>
          </table:table-cell>
          <table:table-cell office:value-type="string">
            <text:p>TURKMENISTAN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2012-03-28 13:11:06</text:p>
          </table:table-cell>
          <table:table-cell office:value-type="string">
            <text:p>2012-03-28 13:11:09</text:p>
          </table:table-cell>
        </table:table-row>
        <table:table-row table:style-name="ro1">
          <table:table-cell office:value-type="string">
            <text:p>BF.xml</text:p>
          </table:table-cell>
          <table:table-cell office:value-type="string">
            <text:p>BURKINA FASO</text:p>
          </table:table-cell>
          <table:table-cell office:value-type="float" office:value="3097">
            <text:p>3097</text:p>
          </table:table-cell>
          <table:table-cell office:value-type="float" office:value="239">
            <text:p>239</text:p>
          </table:table-cell>
          <table:table-cell office:value-type="string">
            <text:p>2012-03-28 13:18:05</text:p>
          </table:table-cell>
          <table:table-cell office:value-type="string">
            <text:p>2012-03-28 13:18:16</text:p>
          </table:table-cell>
        </table:table-row>
        <table:table-row table:style-name="ro1">
          <table:table-cell office:value-type="string">
            <text:p>LB.xml</text:p>
          </table:table-cell>
          <table:table-cell office:value-type="string">
            <text:p>LEBANON</text:p>
          </table:table-cell>
          <table:table-cell office:value-type="float" office:value="1358">
            <text:p>1358</text:p>
          </table:table-cell>
          <table:table-cell office:value-type="float" office:value="74">
            <text:p>74</text:p>
          </table:table-cell>
          <table:table-cell office:value-type="string">
            <text:p>2012-03-28 13:10:08</text:p>
          </table:table-cell>
          <table:table-cell office:value-type="string">
            <text:p>2012-03-28 13:10:17</text:p>
          </table:table-cell>
        </table:table-row>
        <table:table-row table:style-name="ro1">
          <table:table-cell office:value-type="string">
            <text:p>BR.xml</text:p>
          </table:table-cell>
          <table:table-cell office:value-type="string">
            <text:p>BRAZIL</text:p>
          </table:table-cell>
          <table:table-cell office:value-type="float" office:value="2884">
            <text:p>2884</text:p>
          </table:table-cell>
          <table:table-cell office:value-type="float" office:value="113">
            <text:p>113</text:p>
          </table:table-cell>
          <table:table-cell office:value-type="string">
            <text:p>2012-03-28 13:13:25</text:p>
          </table:table-cell>
          <table:table-cell office:value-type="string">
            <text:p>2012-03-28 13:13:35</text:p>
          </table:table-cell>
        </table:table-row>
        <table:table-row table:style-name="ro1">
          <table:table-cell office:value-type="string">
            <text:p>TZ.xml</text:p>
          </table:table-cell>
          <table:table-cell office:value-type="string">
            <text:p>TANZANIA, UNITED REPUBLIC OF</text:p>
          </table:table-cell>
          <table:table-cell office:value-type="float" office:value="5174">
            <text:p>5174</text:p>
          </table:table-cell>
          <table:table-cell office:value-type="float" office:value="497">
            <text:p>497</text:p>
          </table:table-cell>
          <table:table-cell office:value-type="string">
            <text:p>2012-03-28 13:35:56</text:p>
          </table:table-cell>
          <table:table-cell office:value-type="string">
            <text:p>2012-03-28 13:36:08</text:p>
          </table:table-cell>
        </table:table-row>
        <table:table-row table:style-name="ro1">
          <table:table-cell office:value-type="string">
            <text:p>KH.xml</text:p>
          </table:table-cell>
          <table:table-cell office:value-type="string">
            <text:p>CAMBODIA</text:p>
          </table:table-cell>
          <table:table-cell office:value-type="float" office:value="4670">
            <text:p>4670</text:p>
          </table:table-cell>
          <table:table-cell office:value-type="float" office:value="266">
            <text:p>266</text:p>
          </table:table-cell>
          <table:table-cell office:value-type="string">
            <text:p>2012-03-28 13:26:23</text:p>
          </table:table-cell>
          <table:table-cell office:value-type="string">
            <text:p>2012-03-28 13:26:40</text:p>
          </table:table-cell>
        </table:table-row>
        <table:table-row table:style-name="ro1">
          <table:table-cell office:value-type="string">
            <text:p>TH.xml</text:p>
          </table:table-cell>
          <table:table-cell office:value-type="string">
            <text:p>THAILAND</text:p>
          </table:table-cell>
          <table:table-cell office:value-type="float" office:value="2870">
            <text:p>2870</text:p>
          </table:table-cell>
          <table:table-cell office:value-type="float" office:value="119">
            <text:p>119</text:p>
          </table:table-cell>
          <table:table-cell office:value-type="string">
            <text:p>2012-03-28 13:36:44</text:p>
          </table:table-cell>
          <table:table-cell office:value-type="string">
            <text:p>2012-03-28 13:36:55</text:p>
          </table:table-cell>
        </table:table-row>
        <table:table-row table:style-name="ro1">
          <table:table-cell office:value-type="string">
            <text:p>JM.xml</text:p>
          </table:table-cell>
          <table:table-cell office:value-type="string">
            <text:p>JAMAIC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25:34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CN.xml</text:p>
          </table:table-cell>
          <table:table-cell office:value-type="string">
            <text:p>CHINA</text:p>
          </table:table-cell>
          <table:table-cell office:value-type="float" office:value="2409">
            <text:p>2409</text:p>
          </table:table-cell>
          <table:table-cell office:value-type="float" office:value="188">
            <text:p>188</text:p>
          </table:table-cell>
          <table:table-cell office:value-type="string">
            <text:p>2012-03-28 13:36:20</text:p>
          </table:table-cell>
          <table:table-cell office:value-type="string">
            <text:p>2012-03-28 13:36:31</text:p>
          </table:table-cell>
        </table:table-row>
        <table:table-row table:style-name="ro1">
          <table:table-cell office:value-type="string">
            <text:p>EC.xml</text:p>
          </table:table-cell>
          <table:table-cell office:value-type="string">
            <text:p>ECUADOR</text:p>
          </table:table-cell>
          <table:table-cell office:value-type="float" office:value="1983">
            <text:p>1983</text:p>
          </table:table-cell>
          <table:table-cell office:value-type="float" office:value="66">
            <text:p>66</text:p>
          </table:table-cell>
          <table:table-cell office:value-type="string">
            <text:p>2012-03-28 13:28:31</text:p>
          </table:table-cell>
          <table:table-cell office:value-type="string">
            <text:p>2012-03-28 13:28:35</text:p>
          </table:table-cell>
        </table:table-row>
        <table:table-row table:style-name="ro1">
          <table:table-cell office:value-type="string">
            <text:p>ZA.xml</text:p>
          </table:table-cell>
          <table:table-cell office:value-type="string">
            <text:p>SOUTH AFRICA</text:p>
          </table:table-cell>
          <table:table-cell office:value-type="float" office:value="5790">
            <text:p>5790</text:p>
          </table:table-cell>
          <table:table-cell office:value-type="float" office:value="461">
            <text:p>461</text:p>
          </table:table-cell>
          <table:table-cell office:value-type="string">
            <text:p>2012-03-28 13:08:20</text:p>
          </table:table-cell>
          <table:table-cell office:value-type="string">
            <text:p>2012-03-28 13:08:37</text:p>
          </table:table-cell>
        </table:table-row>
        <table:table-row table:style-name="ro1">
          <table:table-cell office:value-type="string">
            <text:p>BD.xml</text:p>
          </table:table-cell>
          <table:table-cell office:value-type="string">
            <text:p>BANGLADESH</text:p>
          </table:table-cell>
          <table:table-cell office:value-type="float" office:value="4822">
            <text:p>4822</text:p>
          </table:table-cell>
          <table:table-cell office:value-type="float" office:value="286">
            <text:p>286</text:p>
          </table:table-cell>
          <table:table-cell office:value-type="string">
            <text:p>2012-03-28 13:32:52</text:p>
          </table:table-cell>
          <table:table-cell office:value-type="string">
            <text:p>2012-03-28 13:33:04</text:p>
          </table:table-cell>
        </table:table-row>
        <table:table-row table:style-name="ro1">
          <table:table-cell office:value-type="string">
            <text:p>CL.xml</text:p>
          </table:table-cell>
          <table:table-cell office:value-type="string">
            <text:p>CHILE</text:p>
          </table:table-cell>
          <table:table-cell office:value-type="float" office:value="326">
            <text:p>326</text:p>
          </table:table-cell>
          <table:table-cell office:value-type="float" office:value="33">
            <text:p>33</text:p>
          </table:table-cell>
          <table:table-cell office:value-type="string">
            <text:p>2012-03-28 13:35:03</text:p>
          </table:table-cell>
          <table:table-cell office:value-type="string">
            <text:p>2012-03-28 13:35:13</text:p>
          </table:table-cell>
        </table:table-row>
        <table:table-row table:style-name="ro1">
          <table:table-cell office:value-type="string">
            <text:p>679.xml</text:p>
          </table:table-cell>
          <table:table-cell office:value-type="string">
            <text:p>South Asia, regional</text:p>
          </table:table-cell>
          <table:table-cell office:value-type="float" office:value="2423">
            <text:p>2423</text:p>
          </table:table-cell>
          <table:table-cell office:value-type="float" office:value="113">
            <text:p>113</text:p>
          </table:table-cell>
          <table:table-cell office:value-type="string">
            <text:p>2012-03-28 13:25:37</text:p>
          </table:table-cell>
          <table:table-cell office:value-type="string">
            <text:p>2012-03-28 13:25:48</text:p>
          </table:table-cell>
        </table:table-row>
        <table:table-row table:style-name="ro1">
          <table:table-cell office:value-type="string">
            <text:p>GD.xml</text:p>
          </table:table-cell>
          <table:table-cell office:value-type="string">
            <text:p>GRENAD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31:46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SL.xml</text:p>
          </table:table-cell>
          <table:table-cell office:value-type="string">
            <text:p>SIERRA LEONE</text:p>
          </table:table-cell>
          <table:table-cell office:value-type="float" office:value="1683">
            <text:p>1683</text:p>
          </table:table-cell>
          <table:table-cell office:value-type="float" office:value="67">
            <text:p>67</text:p>
          </table:table-cell>
          <table:table-cell office:value-type="string">
            <text:p>2012-03-28 13:39:09</text:p>
          </table:table-cell>
          <table:table-cell office:value-type="string">
            <text:p>2012-03-28 13:39:19</text:p>
          </table:table-cell>
        </table:table-row>
        <table:table-row table:style-name="ro1">
          <table:table-cell office:value-type="string">
            <text:p>CO.xml</text:p>
          </table:table-cell>
          <table:table-cell office:value-type="string">
            <text:p>COLOMBIA</text:p>
          </table:table-cell>
          <table:table-cell office:value-type="float" office:value="1825">
            <text:p>1825</text:p>
          </table:table-cell>
          <table:table-cell office:value-type="float" office:value="288">
            <text:p>288</text:p>
          </table:table-cell>
          <table:table-cell office:value-type="string">
            <text:p>2012-03-28 13:40:23</text:p>
          </table:table-cell>
          <table:table-cell office:value-type="string">
            <text:p>2012-03-28 13:40:33</text:p>
          </table:table-cell>
        </table:table-row>
        <table:table-row table:style-name="ro1">
          <table:table-cell office:value-type="string">
            <text:p>SN.xml</text:p>
          </table:table-cell>
          <table:table-cell office:value-type="string">
            <text:p>SENEGAL</text:p>
          </table:table-cell>
          <table:table-cell office:value-type="float" office:value="1612">
            <text:p>1612</text:p>
          </table:table-cell>
          <table:table-cell office:value-type="float" office:value="68">
            <text:p>68</text:p>
          </table:table-cell>
          <table:table-cell office:value-type="string">
            <text:p>2012-03-28 13:32:14</text:p>
          </table:table-cell>
          <table:table-cell office:value-type="string">
            <text:p>2012-03-28 13:32:25</text:p>
          </table:table-cell>
        </table:table-row>
        <table:table-row table:style-name="ro1">
          <table:table-cell office:value-type="string">
            <text:p>MX.xml</text:p>
          </table:table-cell>
          <table:table-cell office:value-type="string">
            <text:p>MEXIC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36:17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CU.xml</text:p>
          </table:table-cell>
          <table:table-cell office:value-type="string">
            <text:p>CU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13:06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SC.xml</text:p>
          </table:table-cell>
          <table:table-cell office:value-type="string">
            <text:p>SEYCHELL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36:08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PG.xml</text:p>
          </table:table-cell>
          <table:table-cell office:value-type="string">
            <text:p>PAPUA NEW GUINE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012-03-28 13:06:18</text:p>
          </table:table-cell>
          <table:table-cell office:value-type="string">
            <text:p>2012-03-28 13:06:27</text:p>
          </table:table-cell>
        </table:table-row>
        <table:table-row table:style-name="ro1">
          <table:table-cell office:value-type="string">
            <text:p>KW.xml</text:p>
          </table:table-cell>
          <table:table-cell office:value-type="string">
            <text:p>KU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39:19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BY.xml</text:p>
          </table:table-cell>
          <table:table-cell office:value-type="string">
            <text:p>BELARU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3-28 13:37:14</text:p>
          </table:table-cell>
          <table:table-cell office:value-type="string">
            <text:p>2012-03-28 13:37:17</text:p>
          </table:table-cell>
        </table:table-row>
        <table:table-row table:style-name="ro1">
          <table:table-cell office:value-type="string">
            <text:p>889.xml</text:p>
          </table:table-cell>
          <table:table-cell office:value-type="string">
            <text:p>Oceania, regional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2012-03-28 13:39:58</text:p>
          </table:table-cell>
          <table:table-cell office:value-type="string">
            <text:p>2012-03-28 13:40:02</text:p>
          </table:table-cell>
        </table:table-row>
        <table:table-row table:style-name="ro1">
          <table:table-cell office:value-type="string">
            <text:p>798.xml</text:p>
          </table:table-cell>
          <table:table-cell office:value-type="string">
            <text:p>Asia, regional</text:p>
          </table:table-cell>
          <table:table-cell office:value-type="float" office:value="2225">
            <text:p>2225</text:p>
          </table:table-cell>
          <table:table-cell office:value-type="float" office:value="219">
            <text:p>219</text:p>
          </table:table-cell>
          <table:table-cell office:value-type="string">
            <text:p>2012-03-28 13:37:37</text:p>
          </table:table-cell>
          <table:table-cell office:value-type="string">
            <text:p>2012-03-28 13:37:51</text:p>
          </table:table-cell>
        </table:table-row>
        <table:table-row table:style-name="ro1">
          <table:table-cell office:value-type="string">
            <text:p>EG.xml</text:p>
          </table:table-cell>
          <table:table-cell office:value-type="string">
            <text:p>EGYPT</text:p>
          </table:table-cell>
          <table:table-cell office:value-type="float" office:value="3249">
            <text:p>3249</text:p>
          </table:table-cell>
          <table:table-cell office:value-type="float" office:value="150">
            <text:p>150</text:p>
          </table:table-cell>
          <table:table-cell office:value-type="string">
            <text:p>2012-03-28 13:29:45</text:p>
          </table:table-cell>
          <table:table-cell office:value-type="string">
            <text:p>2012-03-28 13:29:56</text:p>
          </table:table-cell>
        </table:table-row>
        <table:table-row table:style-name="ro1">
          <table:table-cell office:value-type="string">
            <text:p>KZ.xml</text:p>
          </table:table-cell>
          <table:table-cell office:value-type="string">
            <text:p>KAZAKHSTAN</text:p>
          </table:table-cell>
          <table:table-cell office:value-type="float" office:value="371">
            <text:p>371</text:p>
          </table:table-cell>
          <table:table-cell office:value-type="float" office:value="21">
            <text:p>21</text:p>
          </table:table-cell>
          <table:table-cell office:value-type="string">
            <text:p>2012-03-28 13:32:42</text:p>
          </table:table-cell>
          <table:table-cell office:value-type="string">
            <text:p>2012-03-28 13:32:52</text:p>
          </table:table-cell>
        </table:table-row>
        <table:table-row table:style-name="ro1">
          <table:table-cell office:value-type="string">
            <text:p>BO.xml</text:p>
          </table:table-cell>
          <table:table-cell office:value-type="string">
            <text:p>BOLIVIA, PLURINATIONAL STATE OF</text:p>
          </table:table-cell>
          <table:table-cell office:value-type="float" office:value="4319">
            <text:p>4319</text:p>
          </table:table-cell>
          <table:table-cell office:value-type="float" office:value="342">
            <text:p>342</text:p>
          </table:table-cell>
          <table:table-cell office:value-type="string">
            <text:p>2012-03-28 13:06:40</text:p>
          </table:table-cell>
          <table:table-cell office:value-type="string">
            <text:p>2012-03-28 13:06:57</text:p>
          </table:table-cell>
        </table:table-row>
        <table:table-row table:style-name="ro1">
          <table:table-cell office:value-type="string">
            <text:p>GW.xml</text:p>
          </table:table-cell>
          <table:table-cell office:value-type="string">
            <text:p>GUINEA-BISSAU</text:p>
          </table:table-cell>
          <table:table-cell office:value-type="float" office:value="571">
            <text:p>571</text:p>
          </table:table-cell>
          <table:table-cell office:value-type="float" office:value="20">
            <text:p>20</text:p>
          </table:table-cell>
          <table:table-cell office:value-type="string">
            <text:p>2012-03-28 13:38:13</text:p>
          </table:table-cell>
          <table:table-cell office:value-type="string">
            <text:p>2012-03-28 13:38:23</text:p>
          </table:table-cell>
        </table:table-row>
        <table:table-row table:style-name="ro1">
          <table:table-cell office:value-type="string">
            <text:p>VE.xml</text:p>
          </table:table-cell>
          <table:table-cell office:value-type="string">
            <text:p>VENEZUELA, BOLIVARIAN REPUBLIC OF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2012-03-28 13:33:34</text:p>
          </table:table-cell>
          <table:table-cell office:value-type="string">
            <text:p>2012-03-28 13:33:43</text:p>
          </table:table-cell>
        </table:table-row>
        <table:table-row table:style-name="ro1">
          <table:table-cell office:value-type="string">
            <text:p>RW.xml</text:p>
          </table:table-cell>
          <table:table-cell office:value-type="string">
            <text:p>RWANDA</text:p>
          </table:table-cell>
          <table:table-cell office:value-type="float" office:value="1489">
            <text:p>1489</text:p>
          </table:table-cell>
          <table:table-cell office:value-type="float" office:value="126">
            <text:p>126</text:p>
          </table:table-cell>
          <table:table-cell office:value-type="string">
            <text:p>2012-03-28 13:21:37</text:p>
          </table:table-cell>
          <table:table-cell office:value-type="string">
            <text:p>2012-03-28 13:21:47</text:p>
          </table:table-cell>
        </table:table-row>
        <table:table-row table:style-name="ro1">
          <table:table-cell office:value-type="string">
            <text:p>VN.xml</text:p>
          </table:table-cell>
          <table:table-cell office:value-type="string">
            <text:p>VIET NAM</text:p>
          </table:table-cell>
          <table:table-cell office:value-type="float" office:value="3057">
            <text:p>3057</text:p>
          </table:table-cell>
          <table:table-cell office:value-type="float" office:value="394">
            <text:p>394</text:p>
          </table:table-cell>
          <table:table-cell office:value-type="string">
            <text:p>2012-03-28 13:34:31</text:p>
          </table:table-cell>
          <table:table-cell office:value-type="string">
            <text:p>2012-03-28 13:34:42</text:p>
          </table:table-cell>
        </table:table-row>
        <table:table-row table:style-name="ro1">
          <table:table-cell office:value-type="string">
            <text:p>DO.xml</text:p>
          </table:table-cell>
          <table:table-cell office:value-type="string">
            <text:p>DOMINICAN REPUBLIC</text:p>
          </table:table-cell>
          <table:table-cell office:value-type="float" office:value="603">
            <text:p>603</text:p>
          </table:table-cell>
          <table:table-cell office:value-type="float" office:value="20">
            <text:p>20</text:p>
          </table:table-cell>
          <table:table-cell office:value-type="string">
            <text:p>2012-03-28 13:21:27</text:p>
          </table:table-cell>
          <table:table-cell office:value-type="string">
            <text:p>2012-03-28 13:21:37</text:p>
          </table:table-cell>
        </table:table-row>
        <table:table-row table:style-name="ro1">
          <table:table-cell office:value-type="string">
            <text:p>AR.xml</text:p>
          </table:table-cell>
          <table:table-cell office:value-type="string">
            <text:p>ARGENTINA</text:p>
          </table:table-cell>
          <table:table-cell office:value-type="float" office:value="1807">
            <text:p>1807</text:p>
          </table:table-cell>
          <table:table-cell office:value-type="float" office:value="61">
            <text:p>61</text:p>
          </table:table-cell>
          <table:table-cell office:value-type="string">
            <text:p>2012-03-28 13:23:27</text:p>
          </table:table-cell>
          <table:table-cell office:value-type="string">
            <text:p>2012-03-28 13:23:37</text:p>
          </table:table-cell>
        </table:table-row>
        <table:table-row table:style-name="ro1">
          <table:table-cell office:value-type="string">
            <text:p>MM.xml</text:p>
          </table:table-cell>
          <table:table-cell office:value-type="string">
            <text:p>MYANMAR</text:p>
          </table:table-cell>
          <table:table-cell office:value-type="float" office:value="1377">
            <text:p>1377</text:p>
          </table:table-cell>
          <table:table-cell office:value-type="float" office:value="95">
            <text:p>95</text:p>
          </table:table-cell>
          <table:table-cell office:value-type="string">
            <text:p>2012-03-28 13:19:43</text:p>
          </table:table-cell>
          <table:table-cell office:value-type="string">
            <text:p>2012-03-28 13:19:52</text:p>
          </table:table-cell>
        </table:table-row>
        <table:table-row table:style-name="ro1">
          <table:table-cell office:value-type="string">
            <text:p>IQ.xml</text:p>
          </table:table-cell>
          <table:table-cell office:value-type="string">
            <text:p>IRAQ</text:p>
          </table:table-cell>
          <table:table-cell office:value-type="float" office:value="1484">
            <text:p>1484</text:p>
          </table:table-cell>
          <table:table-cell office:value-type="float" office:value="159">
            <text:p>159</text:p>
          </table:table-cell>
          <table:table-cell office:value-type="string">
            <text:p>2012-03-28 13:19:03</text:p>
          </table:table-cell>
          <table:table-cell office:value-type="string">
            <text:p>2012-03-28 13:19:12</text:p>
          </table:table-cell>
        </table:table-row>
        <table:table-row table:style-name="ro1">
          <table:table-cell office:value-type="string">
            <text:p>BI.xml</text:p>
          </table:table-cell>
          <table:table-cell office:value-type="string">
            <text:p>BURUNDI</text:p>
          </table:table-cell>
          <table:table-cell office:value-type="float" office:value="1825">
            <text:p>1825</text:p>
          </table:table-cell>
          <table:table-cell office:value-type="float" office:value="91">
            <text:p>91</text:p>
          </table:table-cell>
          <table:table-cell office:value-type="string">
            <text:p>2012-03-28 13:20:56</text:p>
          </table:table-cell>
          <table:table-cell office:value-type="string">
            <text:p>2012-03-28 13:21:06</text:p>
          </table:table-cell>
        </table:table-row>
        <table:table-row table:style-name="ro1">
          <table:table-cell office:value-type="string">
            <text:p>GH.xml</text:p>
          </table:table-cell>
          <table:table-cell office:value-type="string">
            <text:p>GHANA</text:p>
          </table:table-cell>
          <table:table-cell office:value-type="float" office:value="1039">
            <text:p>1039</text:p>
          </table:table-cell>
          <table:table-cell office:value-type="float" office:value="47">
            <text:p>47</text:p>
          </table:table-cell>
          <table:table-cell office:value-type="string">
            <text:p>2012-03-28 13:20:26</text:p>
          </table:table-cell>
          <table:table-cell office:value-type="string">
            <text:p>2012-03-28 13:20:36</text:p>
          </table:table-cell>
        </table:table-row>
        <table:table-row table:style-name="ro1">
          <table:table-cell office:value-type="string">
            <text:p>KR.xml</text:p>
          </table:table-cell>
          <table:table-cell office:value-type="string">
            <text:p>KOREA, REPUBLIC O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36:55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BG.xml</text:p>
          </table:table-cell>
          <table:table-cell office:value-type="string">
            <text:p>BULGAR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17:37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589.xml</text:p>
          </table:table-cell>
          <table:table-cell office:value-type="string">
            <text:p>Middle East, regional</text:p>
          </table:table-cell>
          <table:table-cell office:value-type="float" office:value="3944">
            <text:p>3944</text:p>
          </table:table-cell>
          <table:table-cell office:value-type="float" office:value="304">
            <text:p>304</text:p>
          </table:table-cell>
          <table:table-cell office:value-type="string">
            <text:p>2012-03-28 13:18:28</text:p>
          </table:table-cell>
          <table:table-cell office:value-type="string">
            <text:p>2012-03-28 13:18:44</text:p>
          </table:table-cell>
        </table:table-row>
        <table:table-row table:style-name="ro1">
          <table:table-cell office:value-type="string">
            <text:p>NG.xml</text:p>
          </table:table-cell>
          <table:table-cell office:value-type="string">
            <text:p>NIGERIA</text:p>
          </table:table-cell>
          <table:table-cell office:value-type="float" office:value="1457">
            <text:p>1457</text:p>
          </table:table-cell>
          <table:table-cell office:value-type="float" office:value="58">
            <text:p>58</text:p>
          </table:table-cell>
          <table:table-cell office:value-type="string">
            <text:p>2012-03-28 13:27:41</text:p>
          </table:table-cell>
          <table:table-cell office:value-type="string">
            <text:p>2012-03-28 13:27:51</text:p>
          </table:table-cell>
        </table:table-row>
        <table:table-row table:style-name="ro1">
          <table:table-cell office:value-type="string">
            <text:p>MY.xml</text:p>
          </table:table-cell>
          <table:table-cell office:value-type="string">
            <text:p>MALAYSIA</text:p>
          </table:table-cell>
          <table:table-cell office:value-type="float" office:value="238">
            <text:p>238</text:p>
          </table:table-cell>
          <table:table-cell office:value-type="float" office:value="21">
            <text:p>21</text:p>
          </table:table-cell>
          <table:table-cell office:value-type="string">
            <text:p>2012-03-28 13:23:37</text:p>
          </table:table-cell>
          <table:table-cell office:value-type="string">
            <text:p>2012-03-28 13:23:46</text:p>
          </table:table-cell>
        </table:table-row>
        <table:table-row table:style-name="ro1">
          <table:table-cell office:value-type="string">
            <text:p>LR.xml</text:p>
          </table:table-cell>
          <table:table-cell office:value-type="string">
            <text:p>LIBERIA</text:p>
          </table:table-cell>
          <table:table-cell office:value-type="float" office:value="3113">
            <text:p>3113</text:p>
          </table:table-cell>
          <table:table-cell office:value-type="float" office:value="201">
            <text:p>201</text:p>
          </table:table-cell>
          <table:table-cell office:value-type="string">
            <text:p>2012-03-28 13:12:36</text:p>
          </table:table-cell>
          <table:table-cell office:value-type="string">
            <text:p>2012-03-28 13:12:52</text:p>
          </table:table-cell>
        </table:table-row>
        <table:table-row table:style-name="ro1">
          <table:table-cell office:value-type="string">
            <text:p>MA.xml</text:p>
          </table:table-cell>
          <table:table-cell office:value-type="string">
            <text:p>MOROCCO</text:p>
          </table:table-cell>
          <table:table-cell office:value-type="float" office:value="339">
            <text:p>339</text:p>
          </table:table-cell>
          <table:table-cell office:value-type="float" office:value="13">
            <text:p>13</text:p>
          </table:table-cell>
          <table:table-cell office:value-type="string">
            <text:p>2012-03-28 13:07:08</text:p>
          </table:table-cell>
          <table:table-cell office:value-type="string">
            <text:p>2012-03-28 13:07:17</text:p>
          </table:table-cell>
        </table:table-row>
        <table:table-row table:style-name="ro1">
          <table:table-cell office:value-type="string">
            <text:p>HT.xml</text:p>
          </table:table-cell>
          <table:table-cell office:value-type="string">
            <text:p>HAITI</text:p>
          </table:table-cell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office:value-type="string">
            <text:p>2012-03-28 13:39:28</text:p>
          </table:table-cell>
          <table:table-cell office:value-type="string">
            <text:p>2012-03-28 13:39:31</text:p>
          </table:table-cell>
        </table:table-row>
        <table:table-row table:style-name="ro1">
          <table:table-cell office:value-type="string">
            <text:p>NP.xml</text:p>
          </table:table-cell>
          <table:table-cell office:value-type="string">
            <text:p>NEPAL</text:p>
          </table:table-cell>
          <table:table-cell office:value-type="float" office:value="2903">
            <text:p>2903</text:p>
          </table:table-cell>
          <table:table-cell office:value-type="float" office:value="127">
            <text:p>127</text:p>
          </table:table-cell>
          <table:table-cell office:value-type="string">
            <text:p>2012-03-28 13:15:00</text:p>
          </table:table-cell>
          <table:table-cell office:value-type="string">
            <text:p>2012-03-28 13:15:11</text:p>
          </table:table-cell>
        </table:table-row>
        <table:table-row table:style-name="ro1">
          <table:table-cell office:value-type="string">
            <text:p>HR.xml</text:p>
          </table:table-cell>
          <table:table-cell office:value-type="string">
            <text:p>CROATIA</text:p>
          </table:table-cell>
          <table:table-cell office:value-type="float" office:value="294">
            <text:p>294</text:p>
          </table:table-cell>
          <table:table-cell office:value-type="float" office:value="28">
            <text:p>28</text:p>
          </table:table-cell>
          <table:table-cell office:value-type="string">
            <text:p>2012-03-28 13:11:19</text:p>
          </table:table-cell>
          <table:table-cell office:value-type="string">
            <text:p>2012-03-28 13:11:28</text:p>
          </table:table-cell>
        </table:table-row>
        <table:table-row table:style-name="ro1">
          <table:table-cell office:value-type="string">
            <text:p>489.xml</text:p>
          </table:table-cell>
          <table:table-cell office:value-type="string">
            <text:p>South America, regional</text:p>
          </table:table-cell>
          <table:table-cell office:value-type="float" office:value="2639">
            <text:p>2639</text:p>
          </table:table-cell>
          <table:table-cell office:value-type="float" office:value="109">
            <text:p>109</text:p>
          </table:table-cell>
          <table:table-cell office:value-type="string">
            <text:p>2012-03-28 13:10:39</text:p>
          </table:table-cell>
          <table:table-cell office:value-type="string">
            <text:p>2012-03-28 13:10:49</text:p>
          </table:table-cell>
        </table:table-row>
        <table:table-row table:style-name="ro1">
          <table:table-cell office:value-type="string">
            <text:p>MW.xml</text:p>
          </table:table-cell>
          <table:table-cell office:value-type="string">
            <text:p>MALAWI</text:p>
          </table:table-cell>
          <table:table-cell office:value-type="float" office:value="2883">
            <text:p>2883</text:p>
          </table:table-cell>
          <table:table-cell office:value-type="float" office:value="119">
            <text:p>119</text:p>
          </table:table-cell>
          <table:table-cell office:value-type="string">
            <text:p>2012-03-28 13:21:47</text:p>
          </table:table-cell>
          <table:table-cell office:value-type="string">
            <text:p>2012-03-28 13:21:58</text:p>
          </table:table-cell>
        </table:table-row>
        <table:table-row table:style-name="ro1">
          <table:table-cell office:value-type="string">
            <text:p>MV.xml</text:p>
          </table:table-cell>
          <table:table-cell office:value-type="string">
            <text:p>MALDIV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25:25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AM.xml</text:p>
          </table:table-cell>
          <table:table-cell office:value-type="string">
            <text:p>ARMENIA</text:p>
          </table:table-cell>
          <table:table-cell office:value-type="float" office:value="878">
            <text:p>878</text:p>
          </table:table-cell>
          <table:table-cell office:value-type="float" office:value="53">
            <text:p>53</text:p>
          </table:table-cell>
          <table:table-cell office:value-type="string">
            <text:p>2012-03-28 13:25:48</text:p>
          </table:table-cell>
          <table:table-cell office:value-type="string">
            <text:p>2012-03-28 13:25:58</text:p>
          </table:table-cell>
        </table:table-row>
        <table:table-row table:style-name="ro1">
          <table:table-cell office:value-type="string">
            <text:p>NE.xml</text:p>
          </table:table-cell>
          <table:table-cell office:value-type="string">
            <text:p>NIGER</text:p>
          </table:table-cell>
          <table:table-cell office:value-type="float" office:value="942">
            <text:p>942</text:p>
          </table:table-cell>
          <table:table-cell office:value-type="float" office:value="60">
            <text:p>60</text:p>
          </table:table-cell>
          <table:table-cell office:value-type="string">
            <text:p>2012-03-28 13:25:58</text:p>
          </table:table-cell>
          <table:table-cell office:value-type="string">
            <text:p>2012-03-28 13:26:08</text:p>
          </table:table-cell>
        </table:table-row>
        <table:table-row table:style-name="ro1">
          <table:table-cell office:value-type="string">
            <text:p>IN.xml</text:p>
          </table:table-cell>
          <table:table-cell office:value-type="string">
            <text:p>INDIA</text:p>
          </table:table-cell>
          <table:table-cell office:value-type="float" office:value="4844">
            <text:p>4844</text:p>
          </table:table-cell>
          <table:table-cell office:value-type="float" office:value="321">
            <text:p>321</text:p>
          </table:table-cell>
          <table:table-cell office:value-type="string">
            <text:p>2012-03-28 13:14:40</text:p>
          </table:table-cell>
          <table:table-cell office:value-type="string">
            <text:p>2012-03-28 13:14:51</text:p>
          </table:table-cell>
        </table:table-row>
        <table:table-row table:style-name="ro1">
          <table:table-cell office:value-type="string">
            <text:p>MN.xml</text:p>
          </table:table-cell>
          <table:table-cell office:value-type="string">
            <text:p>MONGOLIA</text:p>
          </table:table-cell>
          <table:table-cell office:value-type="float" office:value="1490">
            <text:p>1490</text:p>
          </table:table-cell>
          <table:table-cell office:value-type="float" office:value="67">
            <text:p>67</text:p>
          </table:table-cell>
          <table:table-cell office:value-type="string">
            <text:p>2012-03-28 13:40:42</text:p>
          </table:table-cell>
          <table:table-cell office:value-type="string">
            <text:p>2012-03-28 13:40:52</text:p>
          </table:table-cell>
        </table:table-row>
        <table:table-row table:style-name="ro1">
          <table:table-cell office:value-type="string">
            <text:p>JO.xml</text:p>
          </table:table-cell>
          <table:table-cell office:value-type="string">
            <text:p>JORDAN</text:p>
          </table:table-cell>
          <table:table-cell office:value-type="float" office:value="785">
            <text:p>785</text:p>
          </table:table-cell>
          <table:table-cell office:value-type="float" office:value="36">
            <text:p>36</text:p>
          </table:table-cell>
          <table:table-cell office:value-type="string">
            <text:p>2012-03-28 13:30:08</text:p>
          </table:table-cell>
          <table:table-cell office:value-type="string">
            <text:p>2012-03-28 13:30:18</text:p>
          </table:table-cell>
        </table:table-row>
        <table:table-row table:style-name="ro1">
          <table:table-cell office:value-type="string">
            <text:p>PE.xml</text:p>
          </table:table-cell>
          <table:table-cell office:value-type="string">
            <text:p>PERU</text:p>
          </table:table-cell>
          <table:table-cell office:value-type="float" office:value="3154">
            <text:p>3154</text:p>
          </table:table-cell>
          <table:table-cell office:value-type="float" office:value="153">
            <text:p>153</text:p>
          </table:table-cell>
          <table:table-cell office:value-type="string">
            <text:p>2012-03-28 13:07:55</text:p>
          </table:table-cell>
          <table:table-cell office:value-type="string">
            <text:p>2012-03-28 13:08:06</text:p>
          </table:table-cell>
        </table:table-row>
        <table:table-row table:style-name="ro1">
          <table:table-cell office:value-type="string">
            <text:p>ME.xml</text:p>
          </table:table-cell>
          <table:table-cell office:value-type="string">
            <text:p>MONTENEGRO</text:p>
          </table:table-cell>
          <table:table-cell office:value-type="float" office:value="702">
            <text:p>702</text:p>
          </table:table-cell>
          <table:table-cell office:value-type="float" office:value="48">
            <text:p>48</text:p>
          </table:table-cell>
          <table:table-cell office:value-type="string">
            <text:p>2012-03-28 13:41:55</text:p>
          </table:table-cell>
          <table:table-cell office:value-type="string">
            <text:p>2012-03-28 13:41:58</text:p>
          </table:table-cell>
        </table:table-row>
        <table:table-row table:style-name="ro1">
          <table:table-cell office:value-type="string">
            <text:p>TR.xml</text:p>
          </table:table-cell>
          <table:table-cell office:value-type="string">
            <text:p>TURKEY</text:p>
          </table:table-cell>
          <table:table-cell office:value-type="float" office:value="864">
            <text:p>864</text:p>
          </table:table-cell>
          <table:table-cell office:value-type="float" office:value="139">
            <text:p>139</text:p>
          </table:table-cell>
          <table:table-cell office:value-type="string">
            <text:p>2012-03-28 13:09:58</text:p>
          </table:table-cell>
          <table:table-cell office:value-type="string">
            <text:p>2012-03-28 13:10:07</text:p>
          </table:table-cell>
        </table:table-row>
        <table:table-row table:style-name="ro1">
          <table:table-cell office:value-type="string">
            <text:p>KP.xml</text:p>
          </table:table-cell>
          <table:table-cell office:value-type="string">
            <text:p>KOREA, DEMOCRATIC PEOPLE'S REPUBLIC OF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string">
            <text:p>2012-03-28 13:36:39</text:p>
          </table:table-cell>
          <table:table-cell office:value-type="string">
            <text:p>2012-03-28 13:36:43</text:p>
          </table:table-cell>
        </table:table-row>
        <table:table-row table:style-name="ro1">
          <table:table-cell office:value-type="string">
            <text:p>289.xml</text:p>
          </table:table-cell>
          <table:table-cell office:value-type="string">
            <text:p>South of Sahara, regional</text:p>
          </table:table-cell>
          <table:table-cell office:value-type="float" office:value="11300">
            <text:p>11300</text:p>
          </table:table-cell>
          <table:table-cell office:value-type="float" office:value="979">
            <text:p>979</text:p>
          </table:table-cell>
          <table:table-cell office:value-type="string">
            <text:p>2012-03-28 13:26:41</text:p>
          </table:table-cell>
          <table:table-cell office:value-type="string">
            <text:p>2012-03-28 13:27:31</text:p>
          </table:table-cell>
        </table:table-row>
        <table:table-row table:style-name="ro1">
          <table:table-cell office:value-type="string">
            <text:p>MR.xml</text:p>
          </table:table-cell>
          <table:table-cell office:value-type="string">
            <text:p>MAURITANIA</text:p>
          </table:table-cell>
          <table:table-cell office:value-type="float" office:value="1806">
            <text:p>1806</text:p>
          </table:table-cell>
          <table:table-cell office:value-type="float" office:value="64">
            <text:p>64</text:p>
          </table:table-cell>
          <table:table-cell office:value-type="string">
            <text:p>2012-03-28 13:30:34</text:p>
          </table:table-cell>
          <table:table-cell office:value-type="string">
            <text:p>2012-03-28 13:30:44</text:p>
          </table:table-cell>
        </table:table-row>
        <table:table-row table:style-name="ro1">
          <table:table-cell office:value-type="string">
            <text:p>RU.xml</text:p>
          </table:table-cell>
          <table:table-cell office:value-type="string">
            <text:p>RUSSIAN FEDERA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20:36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AZ.xml</text:p>
          </table:table-cell>
          <table:table-cell office:value-type="string">
            <text:p>AZERBAIJAN</text:p>
          </table:table-cell>
          <table:table-cell office:value-type="float" office:value="137">
            <text:p>137</text:p>
          </table:table-cell>
          <table:table-cell office:value-type="float" office:value="23">
            <text:p>23</text:p>
          </table:table-cell>
          <table:table-cell office:value-type="string">
            <text:p>2012-03-28 13:30:55</text:p>
          </table:table-cell>
          <table:table-cell office:value-type="string">
            <text:p>2012-03-28 13:30:58</text:p>
          </table:table-cell>
        </table:table-row>
        <table:table-row table:style-name="ro1">
          <table:table-cell office:value-type="string">
            <text:p>UG.xml</text:p>
          </table:table-cell>
          <table:table-cell office:value-type="string">
            <text:p>UGANDA</text:p>
          </table:table-cell>
          <table:table-cell office:value-type="float" office:value="6361">
            <text:p>6361</text:p>
          </table:table-cell>
          <table:table-cell office:value-type="float" office:value="499">
            <text:p>499</text:p>
          </table:table-cell>
          <table:table-cell office:value-type="string">
            <text:p>2012-03-28 13:18:45</text:p>
          </table:table-cell>
          <table:table-cell office:value-type="string">
            <text:p>2012-03-28 13:19:02</text:p>
          </table:table-cell>
        </table:table-row>
        <table:table-row table:style-name="ro1">
          <table:table-cell office:value-type="string">
            <text:p>SD.xml</text:p>
          </table:table-cell>
          <table:table-cell office:value-type="string">
            <text:p>SUDAN</text:p>
          </table:table-cell>
          <table:table-cell office:value-type="float" office:value="3606">
            <text:p>3606</text:p>
          </table:table-cell>
          <table:table-cell office:value-type="float" office:value="253">
            <text:p>253</text:p>
          </table:table-cell>
          <table:table-cell office:value-type="string">
            <text:p>2012-03-28 13:23:05</text:p>
          </table:table-cell>
          <table:table-cell office:value-type="string">
            <text:p>2012-03-28 13:23:16</text:p>
          </table:table-cell>
        </table:table-row>
        <table:table-row table:style-name="ro1">
          <table:table-cell office:value-type="string">
            <text:p>ID.xml</text:p>
          </table:table-cell>
          <table:table-cell office:value-type="string">
            <text:p>INDONESIA</text:p>
          </table:table-cell>
          <table:table-cell office:value-type="float" office:value="1973">
            <text:p>1973</text:p>
          </table:table-cell>
          <table:table-cell office:value-type="float" office:value="152">
            <text:p>152</text:p>
          </table:table-cell>
          <table:table-cell office:value-type="string">
            <text:p>2012-03-28 13:16:08</text:p>
          </table:table-cell>
          <table:table-cell office:value-type="string">
            <text:p>2012-03-28 13:16:17</text:p>
          </table:table-cell>
        </table:table-row>
        <table:table-row table:style-name="ro1">
          <table:table-cell office:value-type="string">
            <text:p>BZ.xml</text:p>
          </table:table-cell>
          <table:table-cell office:value-type="string">
            <text:p>BELIZ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39:31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MD.xml</text:p>
          </table:table-cell>
          <table:table-cell office:value-type="string">
            <text:p>MOLDOVA, REPUBLIC OF</text:p>
          </table:table-cell>
          <table:table-cell office:value-type="float" office:value="2359">
            <text:p>2359</text:p>
          </table:table-cell>
          <table:table-cell office:value-type="float" office:value="206">
            <text:p>206</text:p>
          </table:table-cell>
          <table:table-cell office:value-type="string">
            <text:p>2012-03-28 13:38:38</text:p>
          </table:table-cell>
          <table:table-cell office:value-type="string">
            <text:p>2012-03-28 13:38:55</text:p>
          </table:table-cell>
        </table:table-row>
        <table:table-row table:style-name="ro1">
          <table:table-cell office:value-type="string">
            <text:p>998.xml</text:p>
          </table:table-cell>
          <table:table-cell office:value-type="string">
            <text:p>Bilateral, unspecified</text:p>
          </table:table-cell>
          <table:table-cell office:value-type="float" office:value="25118">
            <text:p>25118</text:p>
          </table:table-cell>
          <table:table-cell office:value-type="float" office:value="4189">
            <text:p>4189</text:p>
          </table:table-cell>
          <table:table-cell office:value-type="string">
            <text:p>2012-03-28 13:28:41</text:p>
          </table:table-cell>
          <table:table-cell office:value-type="string">
            <text:p>2012-03-28 13:29:34</text:p>
          </table:table-cell>
        </table:table-row>
        <table:table-row table:style-name="ro1">
          <table:table-cell office:value-type="string">
            <text:p>CD.xml</text:p>
          </table:table-cell>
          <table:table-cell office:value-type="string">
            <text:p>CONGO, THE DEMOCRATIC REPUBLIC OF THE</text:p>
          </table:table-cell>
          <table:table-cell office:value-type="float" office:value="4276">
            <text:p>4276</text:p>
          </table:table-cell>
          <table:table-cell office:value-type="float" office:value="322">
            <text:p>322</text:p>
          </table:table-cell>
          <table:table-cell office:value-type="string">
            <text:p>2012-03-28 13:05:53</text:p>
          </table:table-cell>
          <table:table-cell office:value-type="string">
            <text:p>2012-03-28 13:06:03</text:p>
          </table:table-cell>
        </table:table-row>
        <table:table-row table:style-name="ro1">
          <table:table-cell office:value-type="string">
            <text:p>689.xml</text:p>
          </table:table-cell>
          <table:table-cell office:value-type="string">
            <text:p>South &amp; Central Asia, regional</text:p>
          </table:table-cell>
          <table:table-cell office:value-type="float" office:value="2385">
            <text:p>2385</text:p>
          </table:table-cell>
          <table:table-cell office:value-type="float" office:value="252">
            <text:p>252</text:p>
          </table:table-cell>
          <table:table-cell office:value-type="string">
            <text:p>2012-03-28 13:38:23</text:p>
          </table:table-cell>
          <table:table-cell office:value-type="string">
            <text:p>2012-03-28 13:38:37</text:p>
          </table:table-cell>
        </table:table-row>
        <table:table-row table:style-name="ro1">
          <table:table-cell office:value-type="string">
            <text:p>CZ.xml</text:p>
          </table:table-cell>
          <table:table-cell office:value-type="string">
            <text:p>CZECH REPUBL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17:08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ZW.xml</text:p>
          </table:table-cell>
          <table:table-cell office:value-type="string">
            <text:p>ZIMBABWE</text:p>
          </table:table-cell>
          <table:table-cell office:value-type="float" office:value="4926">
            <text:p>4926</text:p>
          </table:table-cell>
          <table:table-cell office:value-type="float" office:value="394">
            <text:p>394</text:p>
          </table:table-cell>
          <table:table-cell office:value-type="string">
            <text:p>2012-03-28 13:12:19</text:p>
          </table:table-cell>
          <table:table-cell office:value-type="string">
            <text:p>2012-03-28 13:12:36</text:p>
          </table:table-cell>
        </table:table-row>
        <table:table-row table:style-name="ro1">
          <table:table-cell office:value-type="string">
            <text:p>DJ.xml</text:p>
          </table:table-cell>
          <table:table-cell office:value-type="string">
            <text:p>DJIBOUTI</text:p>
          </table:table-cell>
          <table:table-cell office:value-type="float" office:value="896">
            <text:p>896</text:p>
          </table:table-cell>
          <table:table-cell office:value-type="float" office:value="27">
            <text:p>27</text:p>
          </table:table-cell>
          <table:table-cell office:value-type="string">
            <text:p>2012-03-28 13:19:24</text:p>
          </table:table-cell>
          <table:table-cell office:value-type="string">
            <text:p>2012-03-28 13:19:33</text:p>
          </table:table-cell>
        </table:table-row>
        <table:table-row table:style-name="ro1">
          <table:table-cell office:value-type="string">
            <text:p>GY.xml</text:p>
          </table:table-cell>
          <table:table-cell office:value-type="string">
            <text:p>GUYA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38:55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GT.xml</text:p>
          </table:table-cell>
          <table:table-cell office:value-type="string">
            <text:p>GUATEMALA</text:p>
          </table:table-cell>
          <table:table-cell office:value-type="float" office:value="3229">
            <text:p>3229</text:p>
          </table:table-cell>
          <table:table-cell office:value-type="float" office:value="265">
            <text:p>265</text:p>
          </table:table-cell>
          <table:table-cell office:value-type="string">
            <text:p>2012-03-28 13:35:15</text:p>
          </table:table-cell>
          <table:table-cell office:value-type="string">
            <text:p>2012-03-28 13:35:26</text:p>
          </table:table-cell>
        </table:table-row>
        <table:table-row table:style-name="ro1">
          <table:table-cell office:value-type="string">
            <text:p>CR.xml</text:p>
          </table:table-cell>
          <table:table-cell office:value-type="string">
            <text:p>COSTA RICA</text:p>
          </table:table-cell>
          <table:table-cell office:value-type="float" office:value="2591">
            <text:p>2591</text:p>
          </table:table-cell>
          <table:table-cell office:value-type="float" office:value="92">
            <text:p>92</text:p>
          </table:table-cell>
          <table:table-cell office:value-type="string">
            <text:p>2012-03-28 13:10:23</text:p>
          </table:table-cell>
          <table:table-cell office:value-type="string">
            <text:p>2012-03-28 13:10:38</text:p>
          </table:table-cell>
        </table:table-row>
        <table:table-row table:style-name="ro1">
          <table:table-cell office:value-type="string">
            <text:p>ST.xml</text:p>
          </table:table-cell>
          <table:table-cell office:value-type="string">
            <text:p>SAO TOME AND PRINCIP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31:26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TW.xml</text:p>
          </table:table-cell>
          <table:table-cell office:value-type="string">
            <text:p>TAIWAN, PROVINCE OF CHI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33:43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SB.xml</text:p>
          </table:table-cell>
          <table:table-cell office:value-type="string">
            <text:p>SOLOMON ISLAND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012-03-28 13:06:37</text:p>
          </table:table-cell>
          <table:table-cell office:value-type="string">
            <text:p>2012-03-28 13:06:40</text:p>
          </table:table-cell>
        </table:table-row>
        <table:table-row table:style-name="ro1">
          <table:table-cell office:value-type="string">
            <text:p>UZ.xml</text:p>
          </table:table-cell>
          <table:table-cell office:value-type="string">
            <text:p>UZBEKISTAN</text:p>
          </table:table-cell>
          <table:table-cell office:value-type="float" office:value="671">
            <text:p>671</text:p>
          </table:table-cell>
          <table:table-cell office:value-type="float" office:value="22">
            <text:p>22</text:p>
          </table:table-cell>
          <table:table-cell office:value-type="string">
            <text:p>2012-03-28 13:31:04</text:p>
          </table:table-cell>
          <table:table-cell office:value-type="string">
            <text:p>2012-03-28 13:31:14</text:p>
          </table:table-cell>
        </table:table-row>
        <table:table-row table:style-name="ro1">
          <table:table-cell office:value-type="string">
            <text:p>LV.xml</text:p>
          </table:table-cell>
          <table:table-cell office:value-type="string">
            <text:p>LATVI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2-03-28 13:08:46</text:p>
          </table:table-cell>
          <table:table-cell office:value-type="string">
            <text:p>2012-03-28 13:08:49</text:p>
          </table:table-cell>
        </table:table-row>
        <table:table-row table:style-name="ro1">
          <table:table-cell office:value-type="string">
            <text:p>HK.xml</text:p>
          </table:table-cell>
          <table:table-cell office:value-type="string">
            <text:p>HONG KONG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10:19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ML.xml</text:p>
          </table:table-cell>
          <table:table-cell office:value-type="string">
            <text:p>MALI</text:p>
          </table:table-cell>
          <table:table-cell office:value-type="float" office:value="3043">
            <text:p>3043</text:p>
          </table:table-cell>
          <table:table-cell office:value-type="float" office:value="212">
            <text:p>212</text:p>
          </table:table-cell>
          <table:table-cell office:value-type="string">
            <text:p>2012-03-28 13:26:11</text:p>
          </table:table-cell>
          <table:table-cell office:value-type="string">
            <text:p>2012-03-28 13:26:22</text:p>
          </table:table-cell>
        </table:table-row>
        <table:table-row table:style-name="ro1">
          <table:table-cell office:value-type="string">
            <text:p>PL.xml</text:p>
          </table:table-cell>
          <table:table-cell office:value-type="string">
            <text:p>POLA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16:27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SV.xml</text:p>
          </table:table-cell>
          <table:table-cell office:value-type="string">
            <text:p>EL SALVADOR</text:p>
          </table:table-cell>
          <table:table-cell office:value-type="float" office:value="2560">
            <text:p>2560</text:p>
          </table:table-cell>
          <table:table-cell office:value-type="float" office:value="114">
            <text:p>114</text:p>
          </table:table-cell>
          <table:table-cell office:value-type="string">
            <text:p>2012-03-28 13:30:44</text:p>
          </table:table-cell>
          <table:table-cell office:value-type="string">
            <text:p>2012-03-28 13:30:55</text:p>
          </table:table-cell>
        </table:table-row>
        <table:table-row table:style-name="ro1">
          <table:table-cell office:value-type="string">
            <text:p>CF.xml</text:p>
          </table:table-cell>
          <table:table-cell office:value-type="string">
            <text:p>CENTRAL AFRICAN REPUBLIC</text:p>
          </table:table-cell>
          <table:table-cell office:value-type="float" office:value="1381">
            <text:p>1381</text:p>
          </table:table-cell>
          <table:table-cell office:value-type="float" office:value="81">
            <text:p>81</text:p>
          </table:table-cell>
          <table:table-cell office:value-type="string">
            <text:p>2012-03-28 13:32:32</text:p>
          </table:table-cell>
          <table:table-cell office:value-type="string">
            <text:p>2012-03-28 13:32:42</text:p>
          </table:table-cell>
        </table:table-row>
        <table:table-row table:style-name="ro1">
          <table:table-cell office:value-type="string">
            <text:p>GE.xml</text:p>
          </table:table-cell>
          <table:table-cell office:value-type="string">
            <text:p>GEORGIA</text:p>
          </table:table-cell>
          <table:table-cell office:value-type="float" office:value="696">
            <text:p>696</text:p>
          </table:table-cell>
          <table:table-cell office:value-type="float" office:value="151">
            <text:p>151</text:p>
          </table:table-cell>
          <table:table-cell office:value-type="string">
            <text:p>2012-03-28 13:17:46</text:p>
          </table:table-cell>
          <table:table-cell office:value-type="string">
            <text:p>2012-03-28 13:17:56</text:p>
          </table:table-cell>
        </table:table-row>
        <table:table-row table:style-name="ro1">
          <table:table-cell office:value-type="string">
            <text:p>619.xml</text:p>
          </table:table-cell>
          <table:table-cell office:value-type="string">
            <text:p>Central Asia, regional</text:p>
          </table:table-cell>
          <table:table-cell office:value-type="float" office:value="483">
            <text:p>483</text:p>
          </table:table-cell>
          <table:table-cell office:value-type="float" office:value="41">
            <text:p>41</text:p>
          </table:table-cell>
          <table:table-cell office:value-type="string">
            <text:p>2012-03-28 13:13:15</text:p>
          </table:table-cell>
          <table:table-cell office:value-type="string">
            <text:p>2012-03-28 13:13:25</text:p>
          </table:table-cell>
        </table:table-row>
        <table:table-row table:style-name="ro1">
          <table:table-cell office:value-type="string">
            <text:p>PS.xml</text:p>
          </table:table-cell>
          <table:table-cell office:value-type="string">
            <text:p>PALESTINIAN TERRITORY, OCCUPIED</text:p>
          </table:table-cell>
          <table:table-cell office:value-type="float" office:value="5000">
            <text:p>5000</text:p>
          </table:table-cell>
          <table:table-cell office:value-type="float" office:value="396">
            <text:p>396</text:p>
          </table:table-cell>
          <table:table-cell office:value-type="string">
            <text:p>2012-03-28 13:39:41</text:p>
          </table:table-cell>
          <table:table-cell office:value-type="string">
            <text:p>2012-03-28 13:39:53</text:p>
          </table:table-cell>
        </table:table-row>
        <table:table-row table:style-name="ro1">
          <table:table-cell office:value-type="string">
            <text:p>MK.xml</text:p>
          </table:table-cell>
          <table:table-cell office:value-type="string">
            <text:p>MACEDONIA, THE FORMER YUGOSLAV REPUBLIC OF</text:p>
          </table:table-cell>
          <table:table-cell office:value-type="float" office:value="1495">
            <text:p>1495</text:p>
          </table:table-cell>
          <table:table-cell office:value-type="float" office:value="161">
            <text:p>161</text:p>
          </table:table-cell>
          <table:table-cell office:value-type="string">
            <text:p>2012-03-28 13:17:56</text:p>
          </table:table-cell>
          <table:table-cell office:value-type="string">
            <text:p>2012-03-28 13:18:05</text:p>
          </table:table-cell>
        </table:table-row>
        <table:table-row table:style-name="ro1">
          <table:table-cell office:value-type="string">
            <text:p>SZ.xml</text:p>
          </table:table-cell>
          <table:table-cell office:value-type="string">
            <text:p>SWAZILAND</text:p>
          </table:table-cell>
          <table:table-cell office:value-type="float" office:value="443">
            <text:p>443</text:p>
          </table:table-cell>
          <table:table-cell office:value-type="float" office:value="20">
            <text:p>20</text:p>
          </table:table-cell>
          <table:table-cell office:value-type="string">
            <text:p>2012-03-28 13:30:24</text:p>
          </table:table-cell>
          <table:table-cell office:value-type="string">
            <text:p>2012-03-28 13:30:34</text:p>
          </table:table-cell>
        </table:table-row>
        <table:table-row table:style-name="ro1">
          <table:table-cell office:value-type="string">
            <text:p>HN.xml</text:p>
          </table:table-cell>
          <table:table-cell office:value-type="string">
            <text:p>HONDURAS</text:p>
          </table:table-cell>
          <table:table-cell office:value-type="float" office:value="2345">
            <text:p>2345</text:p>
          </table:table-cell>
          <table:table-cell office:value-type="float" office:value="203">
            <text:p>203</text:p>
          </table:table-cell>
          <table:table-cell office:value-type="string">
            <text:p>2012-03-28 13:09:17</text:p>
          </table:table-cell>
          <table:table-cell office:value-type="string">
            <text:p>2012-03-28 13:09:27</text:p>
          </table:table-cell>
        </table:table-row>
        <table:table-row table:style-name="ro1">
          <table:table-cell office:value-type="string">
            <text:p>TN.xml</text:p>
          </table:table-cell>
          <table:table-cell office:value-type="string">
            <text:p>TUNISIA</text:p>
          </table:table-cell>
          <table:table-cell office:value-type="float" office:value="473">
            <text:p>473</text:p>
          </table:table-cell>
          <table:table-cell office:value-type="float" office:value="28">
            <text:p>28</text:p>
          </table:table-cell>
          <table:table-cell office:value-type="string">
            <text:p>2012-03-28 13:08:06</text:p>
          </table:table-cell>
          <table:table-cell office:value-type="string">
            <text:p>2012-03-28 13:08:15</text:p>
          </table:table-cell>
        </table:table-row>
        <table:table-row table:style-name="ro1">
          <table:table-cell office:value-type="string">
            <text:p>KE.xml</text:p>
          </table:table-cell>
          <table:table-cell office:value-type="string">
            <text:p>KENYA</text:p>
          </table:table-cell>
          <table:table-cell office:value-type="float" office:value="6725">
            <text:p>6725</text:p>
          </table:table-cell>
          <table:table-cell office:value-type="float" office:value="568">
            <text:p>568</text:p>
          </table:table-cell>
          <table:table-cell office:value-type="string">
            <text:p>2012-03-28 13:33:58</text:p>
          </table:table-cell>
          <table:table-cell office:value-type="string">
            <text:p>2012-03-28 13:34:16</text:p>
          </table:table-cell>
        </table:table-row>
        <table:table-row table:style-name="ro1">
          <table:table-cell office:value-type="string">
            <text:p>ER.xml</text:p>
          </table:table-cell>
          <table:table-cell office:value-type="string">
            <text:p>ERITREA</text:p>
          </table:table-cell>
          <table:table-cell office:value-type="float" office:value="1149">
            <text:p>1149</text:p>
          </table:table-cell>
          <table:table-cell office:value-type="float" office:value="58">
            <text:p>58</text:p>
          </table:table-cell>
          <table:table-cell office:value-type="string">
            <text:p>2012-03-28 13:31:52</text:p>
          </table:table-cell>
          <table:table-cell office:value-type="string">
            <text:p>2012-03-28 13:32:02</text:p>
          </table:table-cell>
        </table:table-row>
        <table:table-row table:style-name="ro1">
          <table:table-cell office:value-type="string">
            <text:p>CG.xml</text:p>
          </table:table-cell>
          <table:table-cell office:value-type="string">
            <text:p>CONGO</text:p>
          </table:table-cell>
          <table:table-cell office:value-type="float" office:value="1863">
            <text:p>1863</text:p>
          </table:table-cell>
          <table:table-cell office:value-type="float" office:value="64">
            <text:p>64</text:p>
          </table:table-cell>
          <table:table-cell office:value-type="string">
            <text:p>2012-03-28 13:07:30</text:p>
          </table:table-cell>
          <table:table-cell office:value-type="string">
            <text:p>2012-03-28 13:07:39</text:p>
          </table:table-cell>
        </table:table-row>
        <table:table-row table:style-name="ro1">
          <table:table-cell office:value-type="string">
            <text:p>LK.xml</text:p>
          </table:table-cell>
          <table:table-cell office:value-type="string">
            <text:p>SRI LANKA</text:p>
          </table:table-cell>
          <table:table-cell office:value-type="float" office:value="3805">
            <text:p>3805</text:p>
          </table:table-cell>
          <table:table-cell office:value-type="float" office:value="341">
            <text:p>341</text:p>
          </table:table-cell>
          <table:table-cell office:value-type="string">
            <text:p>2012-03-28 13:17:17</text:p>
          </table:table-cell>
          <table:table-cell office:value-type="string">
            <text:p>2012-03-28 13:17:27</text:p>
          </table:table-cell>
        </table:table-row>
        <table:table-row table:style-name="ro1">
          <table:table-cell office:value-type="string">
            <text:p>298.xml</text:p>
          </table:table-cell>
          <table:table-cell office:value-type="string">
            <text:p>Africa, regional</text:p>
          </table:table-cell>
          <table:table-cell office:value-type="float" office:value="2952">
            <text:p>2952</text:p>
          </table:table-cell>
          <table:table-cell office:value-type="float" office:value="509">
            <text:p>509</text:p>
          </table:table-cell>
          <table:table-cell office:value-type="string">
            <text:p>2012-03-28 13:40:53</text:p>
          </table:table-cell>
          <table:table-cell office:value-type="string">
            <text:p>2012-03-28 13:41:23</text:p>
          </table:table-cell>
        </table:table-row>
        <table:table-row table:style-name="ro1">
          <table:table-cell office:value-type="string">
            <text:p>189.xml</text:p>
          </table:table-cell>
          <table:table-cell office:value-type="string">
            <text:p>North of Sahara, regional</text:p>
          </table:table-cell>
          <table:table-cell office:value-type="float" office:value="660">
            <text:p>660</text:p>
          </table:table-cell>
          <table:table-cell office:value-type="float" office:value="35">
            <text:p>35</text:p>
          </table:table-cell>
          <table:table-cell office:value-type="string">
            <text:p>2012-03-28 13:19:52</text:p>
          </table:table-cell>
          <table:table-cell office:value-type="string">
            <text:p>2012-03-28 13:19:56</text:p>
          </table:table-cell>
        </table:table-row>
        <table:table-row table:style-name="ro1">
          <table:table-cell office:value-type="string">
            <text:p>PH.xml</text:p>
          </table:table-cell>
          <table:table-cell office:value-type="string">
            <text:p>PHILIPPINES</text:p>
          </table:table-cell>
          <table:table-cell office:value-type="float" office:value="4225">
            <text:p>4225</text:p>
          </table:table-cell>
          <table:table-cell office:value-type="float" office:value="198">
            <text:p>198</text:p>
          </table:table-cell>
          <table:table-cell office:value-type="string">
            <text:p>2012-03-28 13:08:59</text:p>
          </table:table-cell>
          <table:table-cell office:value-type="string">
            <text:p>2012-03-28 13:09:15</text:p>
          </table:table-cell>
        </table:table-row>
        <table:table-row table:style-name="ro1">
          <table:table-cell office:value-type="string">
            <text:p>498.xml</text:p>
          </table:table-cell>
          <table:table-cell office:value-type="string">
            <text:p>America, regional</text:p>
          </table:table-cell>
          <table:table-cell office:value-type="float" office:value="1506">
            <text:p>1506</text:p>
          </table:table-cell>
          <table:table-cell office:value-type="float" office:value="143">
            <text:p>143</text:p>
          </table:table-cell>
          <table:table-cell office:value-type="string">
            <text:p>2012-03-28 13:38:58</text:p>
          </table:table-cell>
          <table:table-cell office:value-type="string">
            <text:p>2012-03-28 13:39:08</text:p>
          </table:table-cell>
        </table:table-row>
        <table:table-row table:style-name="ro1">
          <table:table-cell office:value-type="string">
            <text:p>LY.xml</text:p>
          </table:table-cell>
          <table:table-cell office:value-type="string">
            <text:p>LIBYAN ARAB JAMAHIRIYA</text:p>
          </table:table-cell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office:value-type="string">
            <text:p>2012-03-28 13:13:35</text:p>
          </table:table-cell>
          <table:table-cell office:value-type="string">
            <text:p>2012-03-28 13:13:44</text:p>
          </table:table-cell>
        </table:table-row>
        <table:table-row table:style-name="ro1">
          <table:table-cell office:value-type="string">
            <text:p>LS.xml</text:p>
          </table:table-cell>
          <table:table-cell office:value-type="string">
            <text:p>LESOTHO</text:p>
          </table:table-cell>
          <table:table-cell office:value-type="float" office:value="194">
            <text:p>194</text:p>
          </table:table-cell>
          <table:table-cell office:value-type="float" office:value="14">
            <text:p>14</text:p>
          </table:table-cell>
          <table:table-cell office:value-type="string">
            <text:p>2012-03-28 13:11:09</text:p>
          </table:table-cell>
          <table:table-cell office:value-type="string">
            <text:p>2012-03-28 13:11:19</text:p>
          </table:table-cell>
        </table:table-row>
        <table:table-row table:style-name="ro1">
          <table:table-cell office:value-type="string">
            <text:p>PY.xml</text:p>
          </table:table-cell>
          <table:table-cell office:value-type="string">
            <text:p>PARAGUAY</text:p>
          </table:table-cell>
          <table:table-cell office:value-type="float" office:value="2879">
            <text:p>2879</text:p>
          </table:table-cell>
          <table:table-cell office:value-type="float" office:value="102">
            <text:p>102</text:p>
          </table:table-cell>
          <table:table-cell office:value-type="string">
            <text:p>2012-03-28 13:06:58</text:p>
          </table:table-cell>
          <table:table-cell office:value-type="string">
            <text:p>2012-03-28 13:07:07</text:p>
          </table:table-cell>
        </table:table-row>
        <table:table-row table:style-name="ro1">
          <table:table-cell office:value-type="string">
            <text:p>PK.xml</text:p>
          </table:table-cell>
          <table:table-cell office:value-type="string">
            <text:p>PAKISTAN</text:p>
          </table:table-cell>
          <table:table-cell office:value-type="float" office:value="3442">
            <text:p>3442</text:p>
          </table:table-cell>
          <table:table-cell office:value-type="float" office:value="199">
            <text:p>199</text:p>
          </table:table-cell>
          <table:table-cell office:value-type="string">
            <text:p>2012-03-28 13:37:20</text:p>
          </table:table-cell>
          <table:table-cell office:value-type="string">
            <text:p>2012-03-28 13:37:37</text:p>
          </table:table-cell>
        </table:table-row>
        <table:table-row table:style-name="ro1">
          <table:table-cell office:value-type="string">
            <text:p>UY.xml</text:p>
          </table:table-cell>
          <table:table-cell office:value-type="string">
            <text:p>URUGUAY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string">
            <text:p>2012-03-28 13:27:37</text:p>
          </table:table-cell>
          <table:table-cell office:value-type="string">
            <text:p>2012-03-28 13:27:40</text:p>
          </table:table-cell>
        </table:table-row>
        <table:table-row table:style-name="ro1">
          <table:table-cell office:value-type="string">
            <text:p>380.xml</text:p>
          </table:table-cell>
          <table:table-cell office:value-type="string">
            <text:p>West Indies, regional</text:p>
          </table:table-cell>
          <table:table-cell office:value-type="float" office:value="1180">
            <text:p>1180</text:p>
          </table:table-cell>
          <table:table-cell office:value-type="float" office:value="58">
            <text:p>58</text:p>
          </table:table-cell>
          <table:table-cell office:value-type="string">
            <text:p>2012-03-28 13:33:11</text:p>
          </table:table-cell>
          <table:table-cell office:value-type="string">
            <text:p>2012-03-28 13:33:15</text:p>
          </table:table-cell>
        </table:table-row>
        <table:table-row table:style-name="ro1">
          <table:table-cell office:value-type="string">
            <text:p>GM.xml</text:p>
          </table:table-cell>
          <table:table-cell office:value-type="string">
            <text:p>GAMBIA</text:p>
          </table:table-cell>
          <table:table-cell office:value-type="float" office:value="1162">
            <text:p>1162</text:p>
          </table:table-cell>
          <table:table-cell office:value-type="float" office:value="49">
            <text:p>49</text:p>
          </table:table-cell>
          <table:table-cell office:value-type="string">
            <text:p>2012-03-28 13:17:28</text:p>
          </table:table-cell>
          <table:table-cell office:value-type="string">
            <text:p>2012-03-28 13:17:37</text:p>
          </table:table-cell>
        </table:table-row>
        <table:table-row table:style-name="ro1">
          <table:table-cell office:value-type="string">
            <text:p>WS.xml</text:p>
          </table:table-cell>
          <table:table-cell office:value-type="string">
            <text:p>SAMOA</text:p>
          </table:table-cell>
          <table:table-cell office:value-type="float" office:value="546">
            <text:p>546</text:p>
          </table:table-cell>
          <table:table-cell office:value-type="float" office:value="12">
            <text:p>12</text:p>
          </table:table-cell>
          <table:table-cell office:value-type="string">
            <text:p>2012-03-28 13:29:56</text:p>
          </table:table-cell>
          <table:table-cell office:value-type="string">
            <text:p>2012-03-28 13:30:08</text:p>
          </table:table-cell>
        </table:table-row>
        <table:table-row table:style-name="ro1">
          <table:table-cell office:value-type="string">
            <text:p>IL.xml</text:p>
          </table:table-cell>
          <table:table-cell office:value-type="string">
            <text:p>ISRAE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21:58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TG.xml</text:p>
          </table:table-cell>
          <table:table-cell office:value-type="string">
            <text:p>TOGO</text:p>
          </table:table-cell>
          <table:table-cell office:value-type="float" office:value="2836">
            <text:p>2836</text:p>
          </table:table-cell>
          <table:table-cell office:value-type="float" office:value="85">
            <text:p>85</text:p>
          </table:table-cell>
          <table:table-cell office:value-type="string">
            <text:p>2012-03-28 13:41:24</text:p>
          </table:table-cell>
          <table:table-cell office:value-type="string">
            <text:p>2012-03-28 13:41:34</text:p>
          </table:table-cell>
        </table:table-row>
        <table:table-row table:style-name="ro1">
          <table:table-cell office:value-type="string">
            <text:p>ET.xml</text:p>
          </table:table-cell>
          <table:table-cell office:value-type="string">
            <text:p>ETHIOPIA</text:p>
          </table:table-cell>
          <table:table-cell office:value-type="float" office:value="4649">
            <text:p>4649</text:p>
          </table:table-cell>
          <table:table-cell office:value-type="float" office:value="429">
            <text:p>429</text:p>
          </table:table-cell>
          <table:table-cell office:value-type="string">
            <text:p>2012-03-28 13:33:16</text:p>
          </table:table-cell>
          <table:table-cell office:value-type="string">
            <text:p>2012-03-28 13:33:34</text:p>
          </table:table-cell>
        </table:table-row>
        <table:table-row table:style-name="ro1">
          <table:table-cell office:value-type="string">
            <text:p>SK.xml</text:p>
          </table:table-cell>
          <table:table-cell office:value-type="string">
            <text:p>SLOVAK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2-03-28 13:41:34</text:p>
          </table:table-cell>
          <table:table-cell table:style-name="Default" office:value-type="string">
            <text:p>not available</text:p>
          </table:table-cell>
        </table:table-row>
        <table:table-row table:style-name="ro1">
          <table:table-cell office:value-type="string">
            <text:p>MZ.xml</text:p>
          </table:table-cell>
          <table:table-cell office:value-type="string">
            <text:p>MOZAMBIQUE</text:p>
          </table:table-cell>
          <table:table-cell office:value-type="float" office:value="6211">
            <text:p>6211</text:p>
          </table:table-cell>
          <table:table-cell office:value-type="float" office:value="482">
            <text:p>482</text:p>
          </table:table-cell>
          <table:table-cell office:value-type="string">
            <text:p>2012-03-28 13:11:28</text:p>
          </table:table-cell>
          <table:table-cell office:value-type="string">
            <text:p>2012-03-28 13:11:46</text:p>
          </table:table-cell>
        </table:table-row>
        <table:table-row table:style-name="ro1">
          <table:table-cell office:value-type="string">
            <text:p>NI.xml</text:p>
          </table:table-cell>
          <table:table-cell office:value-type="string">
            <text:p>NICARAGUA</text:p>
          </table:table-cell>
          <table:table-cell office:value-type="float" office:value="4490">
            <text:p>4490</text:p>
          </table:table-cell>
          <table:table-cell office:value-type="float" office:value="281">
            <text:p>281</text:p>
          </table:table-cell>
          <table:table-cell office:value-type="string">
            <text:p>2012-03-28 13:25:03</text:p>
          </table:table-cell>
          <table:table-cell office:value-type="string">
            <text:p>2012-03-28 13:25:22</text:p>
          </table:table-cell>
        </table:table-row>
        <table:table-row table:style-name="ro1">
          <table:table-cell office:value-type="string">
            <text:p>AF.xml</text:p>
          </table:table-cell>
          <table:table-cell office:value-type="string">
            <text:p>AFGHANISTAN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string">
            <text:p>2012-03-28 13:18:17</text:p>
          </table:table-cell>
          <table:table-cell office:value-type="string">
            <text:p>2012-03-28 13:18:27</text:p>
          </table:table-cell>
        </table:table-row>
        <table:table-row table:style-name="ro1">
          <table:table-cell office:value-type="string">
            <text:p>KG.xml</text:p>
          </table:table-cell>
          <table:table-cell office:value-type="string">
            <text:p>KYRGYZSTAN</text:p>
          </table:table-cell>
          <table:table-cell office:value-type="float" office:value="721">
            <text:p>721</text:p>
          </table:table-cell>
          <table:table-cell office:value-type="float" office:value="65">
            <text:p>65</text:p>
          </table:table-cell>
          <table:table-cell office:value-type="string">
            <text:p>2012-03-28 13:40:13</text:p>
          </table:table-cell>
          <table:table-cell office:value-type="string">
            <text:p>2012-03-28 13:40:22</text:p>
          </table:table-cell>
        </table:table-row>
        <table:table-row table:style-name="ro1">
          <table:table-cell office:value-type="string">
            <text:p>EE.xml</text:p>
          </table:table-cell>
          <table:table-cell office:value-type="string">
            <text:p>ESTONIA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string">
            <text:p>2012-03-28 13:32:11</text:p>
          </table:table-cell>
          <table:table-cell office:value-type="string">
            <text:p>2012-03-28 13:32:14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office:value-type="float" office:value="15161">
            <text:p>15161</text:p>
          </table:table-cell>
          <table:table-cell office:value-type="float" office:value="5821">
            <text:p>58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Budget Typ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Misisng: Assumed Original</text:p>
          </table:table-cell>
          <table:table-cell office:value-type="float" office:value="15161">
            <text:p>15161</text:p>
          </table:table-cell>
          <table:table-cell office:value-type="float" office:value="4147">
            <text:p>414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urrenc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USD</text:p>
          </table:table-cell>
          <table:table-cell office:value-type="float" office:value="15161">
            <text:p>15161</text:p>
          </table:table-cell>
          <table:table-cell office:value-type="float" office:value="4147">
            <text:p>414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urrency (USD)</text:p>
          </table:table-cell>
          <table:table-cell table:number-columns-repeated="4"/>
        </table:table-row>
        <table:table-row table:style-name="ro1"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urrency (USD)</text:p>
          </table:table-cell>
          <table:table-cell table:number-columns-repeated="4"/>
        </table:table-row>
        <table:table-row table:style-name="ro1"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  <table:table-cell/>
        </table:table-row>
      </table:table>
      <table:table table:name="document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office:value-type="float" office:value="18726">
            <text:p>18726</text:p>
          </table:table-cell>
          <table:table-cell office:value-type="float" office:value="837">
            <text:p>837</text:p>
          </table:table-cell>
          <table:table-cell office:value-type="float" office:value="47509">
            <text:p>4750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ategorie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  <table:table-row table:style-name="ro1">
          <table:table-cell table:number-columns-repeated="2" office:value-type="string">
            <text:p>Empty</text:p>
          </table:table-cell>
          <table:table-cell office:value-type="float" office:value="18726">
            <text:p>18726</text:p>
          </table:table-cell>
          <table:table-cell office:value-type="float" office:value="783">
            <text:p>783</text:p>
          </table:table-cell>
          <table:table-cell office:value-type="float" office:value="47509">
            <text:p>47509</text:p>
          </table:table-cell>
          <table:table-cell office:value-type="float" office:value="1295">
            <text:p>1295</text:p>
          </table:table-cell>
        </table:table-row>
      </table:table>
      <table:table table:name="elements" table:style-name="ta1" table:print="false">
        <table:table-column table:style-name="co20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163">
            <text:p>61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339">
            <text:p>163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163">
            <text:p>61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339">
            <text:p>163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12326">
            <text:p>12326</text:p>
          </table:table-cell>
          <table:table-cell office:value-type="float" office:value="6163">
            <text:p>6163</text:p>
          </table:table-cell>
          <table:table-cell office:value-type="float" office:value="100">
            <text:p>100</text:p>
          </table:table-cell>
          <table:table-cell office:value-type="float" office:value="32678">
            <text:p>32678</text:p>
          </table:table-cell>
          <table:table-cell office:value-type="float" office:value="16339">
            <text:p>163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163">
            <text:p>61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339">
            <text:p>163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3" office:value-type="float" office:value="0">
            <text:p>0</text:p>
          </table:table-cell>
          <table:table-cell office:value-type="float" office:value="17177">
            <text:p>17177</text:p>
          </table:table-cell>
          <table:table-cell office:value-type="float" office:value="6163">
            <text:p>6163</text:p>
          </table:table-cell>
          <table:table-cell office:value-type="float" office:value="100">
            <text:p>100</text:p>
          </table:table-cell>
          <table:table-cell office:value-type="float" office:value="46122">
            <text:p>46122</text:p>
          </table:table-cell>
          <table:table-cell office:value-type="float" office:value="16339">
            <text:p>163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163">
            <text:p>61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339">
            <text:p>163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162">
            <text:p>616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339">
            <text:p>163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53">
            <text:p>3853</text:p>
          </table:table-cell>
          <table:table-cell office:value-type="float" office:value="62.5">
            <text:p>62.5</text:p>
          </table:table-cell>
          <table:table-cell table:number-columns-repeated="2" office:value-type="float" office:value="11511">
            <text:p>11511</text:p>
          </table:table-cell>
          <table:table-cell office:value-type="float" office:value="70.5">
            <text:p>70.5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310">
            <text:p>2310</text:p>
          </table:table-cell>
          <table:table-cell office:value-type="float" office:value="37.5">
            <text:p>37.5</text:p>
          </table:table-cell>
          <table:table-cell table:number-columns-repeated="2" office:value-type="float" office:value="4828">
            <text:p>4828</text:p>
          </table:table-cell>
          <table:table-cell office:value-type="float" office:value="29.5">
            <text:p>29.5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3" office:value-type="float" office:value="0">
            <text:p>0</text:p>
          </table:table-cell>
          <table:table-cell office:value-type="float" office:value="15161">
            <text:p>15161</text:p>
          </table:table-cell>
          <table:table-cell office:value-type="float" office:value="5821">
            <text:p>5821</text:p>
          </table:table-cell>
          <table:table-cell office:value-type="float" office:value="94.5">
            <text:p>94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3" office:value-type="float" office:value="0">
            <text:p>0</text:p>
          </table:table-cell>
          <table:table-cell office:value-type="float" office:value="15161">
            <text:p>15161</text:p>
          </table:table-cell>
          <table:table-cell office:value-type="float" office:value="5821">
            <text:p>5821</text:p>
          </table:table-cell>
          <table:table-cell office:value-type="float" office:value="94.5">
            <text:p>94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3" office:value-type="float" office:value="0">
            <text:p>0</text:p>
          </table:table-cell>
          <table:table-cell office:value-type="float" office:value="15161">
            <text:p>15161</text:p>
          </table:table-cell>
          <table:table-cell office:value-type="float" office:value="5821">
            <text:p>5821</text:p>
          </table:table-cell>
          <table:table-cell office:value-type="float" office:value="94.5">
            <text:p>94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3" office:value-type="float" office:value="0">
            <text:p>0</text:p>
          </table:table-cell>
          <table:table-cell office:value-type="float" office:value="15161">
            <text:p>15161</text:p>
          </table:table-cell>
          <table:table-cell office:value-type="float" office:value="5821">
            <text:p>5821</text:p>
          </table:table-cell>
          <table:table-cell office:value-type="float" office:value="94.5">
            <text:p>94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6" office:value-type="float" office:value="0">
            <text:p>0</text:p>
          </table:table-cell>
          <table:table-cell office:value-type="float" office:value="34855">
            <text:p>34855</text:p>
          </table:table-cell>
          <table:table-cell office:value-type="float" office:value="15510">
            <text:p>15510</text:p>
          </table:table-cell>
          <table:table-cell office:value-type="float" office:value="94.9">
            <text:p>94.9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6" office:value-type="float" office:value="0">
            <text:p>0</text:p>
          </table:table-cell>
          <table:table-cell office:value-type="float" office:value="34855">
            <text:p>34855</text:p>
          </table:table-cell>
          <table:table-cell office:value-type="float" office:value="15510">
            <text:p>15510</text:p>
          </table:table-cell>
          <table:table-cell office:value-type="float" office:value="94.9">
            <text:p>94.9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6" office:value-type="float" office:value="0">
            <text:p>0</text:p>
          </table:table-cell>
          <table:table-cell office:value-type="float" office:value="34855">
            <text:p>34855</text:p>
          </table:table-cell>
          <table:table-cell office:value-type="float" office:value="15510">
            <text:p>15510</text:p>
          </table:table-cell>
          <table:table-cell office:value-type="float" office:value="94.9">
            <text:p>94.9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6" office:value-type="float" office:value="0">
            <text:p>0</text:p>
          </table:table-cell>
          <table:table-cell office:value-type="float" office:value="34855">
            <text:p>34855</text:p>
          </table:table-cell>
          <table:table-cell office:value-type="float" office:value="15510">
            <text:p>15510</text:p>
          </table:table-cell>
          <table:table-cell office:value-type="float" office:value="94.9">
            <text:p>94.9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3" office:value-type="float" office:value="0">
            <text:p>0</text:p>
          </table:table-cell>
          <table:table-cell office:value-type="float" office:value="48716">
            <text:p>48716</text:p>
          </table:table-cell>
          <table:table-cell office:value-type="float" office:value="6140">
            <text:p>6140</text:p>
          </table:table-cell>
          <table:table-cell office:value-type="float" office:value="99.6">
            <text:p>99.6</text:p>
          </table:table-cell>
          <table:table-cell office:value-type="float" office:value="130712">
            <text:p>130712</text:p>
          </table:table-cell>
          <table:table-cell office:value-type="float" office:value="16339">
            <text:p>163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1">
            <text:p>331</text:p>
          </table:table-cell>
          <table:table-cell office:value-type="float" office:value="5.4">
            <text:p>5.4</text:p>
          </table:table-cell>
          <table:table-cell office:value-type="float" office:value="28927">
            <text:p>28927</text:p>
          </table:table-cell>
          <table:table-cell office:value-type="float" office:value="14445">
            <text:p>14445</text:p>
          </table:table-cell>
          <table:table-cell office:value-type="float" office:value="88.4">
            <text:p>88.4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1">
            <text:p>331</text:p>
          </table:table-cell>
          <table:table-cell office:value-type="float" office:value="5.4">
            <text:p>5.4</text:p>
          </table:table-cell>
          <table:table-cell office:value-type="float" office:value="28927">
            <text:p>28927</text:p>
          </table:table-cell>
          <table:table-cell office:value-type="float" office:value="14445">
            <text:p>14445</text:p>
          </table:table-cell>
          <table:table-cell office:value-type="float" office:value="88.4">
            <text:p>88.4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1">
            <text:p>331</text:p>
          </table:table-cell>
          <table:table-cell office:value-type="float" office:value="5.4">
            <text:p>5.4</text:p>
          </table:table-cell>
          <table:table-cell office:value-type="float" office:value="28927">
            <text:p>28927</text:p>
          </table:table-cell>
          <table:table-cell office:value-type="float" office:value="14445">
            <text:p>14445</text:p>
          </table:table-cell>
          <table:table-cell office:value-type="float" office:value="88.4">
            <text:p>88.4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31">
            <text:p>331</text:p>
          </table:table-cell>
          <table:table-cell office:value-type="float" office:value="5.4">
            <text:p>5.4</text:p>
          </table:table-cell>
          <table:table-cell office:value-type="float" office:value="28927">
            <text:p>28927</text:p>
          </table:table-cell>
          <table:table-cell office:value-type="float" office:value="14445">
            <text:p>14445</text:p>
          </table:table-cell>
          <table:table-cell office:value-type="float" office:value="88.4">
            <text:p>88.4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3" office:value-type="float" office:value="0">
            <text:p>0</text:p>
          </table:table-cell>
          <table:table-cell office:value-type="float" office:value="18726">
            <text:p>18726</text:p>
          </table:table-cell>
          <table:table-cell office:value-type="float" office:value="837">
            <text:p>837</text:p>
          </table:table-cell>
          <table:table-cell office:value-type="float" office:value="13.6">
            <text:p>13.6</text:p>
          </table:table-cell>
          <table:table-cell office:value-type="float" office:value="47509">
            <text:p>47509</text:p>
          </table:table-cell>
          <table:table-cell office:value-type="float" office:value="1295">
            <text:p>1295</text:p>
          </table:table-cell>
          <table:table-cell office:value-type="float" office:value="7.9">
            <text:p>7.9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3" office:value-type="float" office:value="0">
            <text:p>0</text:p>
          </table:table-cell>
          <table:table-cell office:value-type="float" office:value="307672">
            <text:p>307672</text:p>
          </table:table-cell>
          <table:table-cell office:value-type="float" office:value="5822">
            <text:p>5822</text:p>
          </table:table-cell>
          <table:table-cell office:value-type="float" office:value="94.5">
            <text:p>94.5</text:p>
          </table:table-cell>
          <table:table-cell office:value-type="float" office:value="2828267">
            <text:p>2828267</text:p>
          </table:table-cell>
          <table:table-cell office:value-type="float" office:value="16339">
            <text:p>163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2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3" table:default-cell-style-name="Default"/>
        <table:table-row table:style-name="ro1">
          <table:table-cell/>
          <table:table-cell office:value-type="string">
            <text:p>Hierarchy 1</text:p>
          </table:table-cell>
          <table:table-cell office:value-type="string">
            <text:p>Hierarchy 2</text:p>
          </table:table-cell>
          <table:table-cell table:number-columns-repeated="9"/>
        </table:table-row>
        <table:table-row table:style-name="ro1">
          <table:table-cell office:value-type="string">
            <text:p>No. Activities</text:p>
          </table:table-cell>
          <table:table-cell office:value-type="float" office:value="6163">
            <text:p>6163</text:p>
          </table:table-cell>
          <table:table-cell office:value-type="float" office:value="16339">
            <text:p>16339</text:p>
          </table:table-cell>
          <table:table-cell table:number-columns-repeated="9"/>
        </table:table-row>
        <table:table-row table:style-name="ro1">
          <table:table-cell office:value-type="string">
            <text:p>No. Activities with both region and country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6163">
            <text:p>6163</text:p>
          </table:table-cell>
          <table:table-cell office:value-type="float" office:value="16339">
            <text:p>1633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Hierarchy 1</text:p>
          </table:table-cell>
          <table:table-cell table:number-columns-repeated="5"/>
          <table:table-cell office:value-type="string">
            <text:p>Hierarchy 2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/>
          <table:table-cell office:value-type="float" office:value="0">
            <text:p>0</text:p>
          </table:table-cell>
          <table:table-cell office:value-type="float" office:value="3853">
            <text:p>3853</text:p>
          </table:table-cell>
          <table:table-cell/>
          <table:table-cell office:value-type="float" office:value="0">
            <text:p>0</text:p>
          </table:table-cell>
          <table:table-cell office:value-type="float" office:value="4828">
            <text:p>4828</text:p>
          </table:table-cell>
          <table:table-cell/>
          <table:table-cell office:value-type="float" office:value="0">
            <text:p>0</text:p>
          </table:table-cell>
          <table:table-cell office:value-type="float" office:value="11511">
            <text:p>11511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row table:style-name="ro1">
          <table:table-cell office:value-type="string">
            <text:p>Hierarchy 1</text:p>
          </table:table-cell>
          <table:table-cell table:number-columns-repeated="3"/>
          <table:table-cell office:value-type="string">
            <text:p>Hierarchy 2</text:p>
          </table:table-cell>
          <table:table-cell table:number-columns-repeated="6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1">
          <table:table-cell office:value-type="float" office:value="6163">
            <text:p>6163</text:p>
          </table:table-cell>
          <table:table-cell office:value-type="float" office:value="17177">
            <text:p>17177</text:p>
          </table:table-cell>
          <table:table-cell office:value-type="float" office:value="6163">
            <text:p>6163</text:p>
          </table:table-cell>
          <table:table-cell office:value-type="float" office:value="100">
            <text:p>100</text:p>
          </table:table-cell>
          <table:table-cell office:value-type="float" office:value="16339">
            <text:p>16339</text:p>
          </table:table-cell>
          <table:table-cell office:value-type="float" office:value="46122">
            <text:p>46122</text:p>
          </table:table-cell>
          <table:table-cell office:value-type="float" office:value="16339">
            <text:p>16339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  <table:table-cell table:number-columns-repeated="4"/>
        </table:table-row>
        <table:table-row table:style-name="ro1">
          <table:table-cell office:value-type="string">
            <text:p>role</text:p>
          </table:table-cell>
          <table:table-cell office:value-type="string">
            <text:p>Extending</text:p>
          </table:table-cell>
          <table:table-cell office:value-type="float" office:value="16339">
            <text:p>16339</text:p>
          </table:table-cell>
          <table:table-cell office:value-type="float" office:value="16098">
            <text:p>16098</text:p>
          </table:table-cell>
          <table:table-cell office:value-type="string">
            <text:p>Extending</text:p>
          </table:table-cell>
          <table:table-cell office:value-type="float" office:value="6163">
            <text:p>6163</text:p>
          </table:table-cell>
          <table:table-cell office:value-type="float" office:value="4458">
            <text:p>44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ding</text:p>
          </table:table-cell>
          <table:table-cell office:value-type="float" office:value="16339">
            <text:p>16339</text:p>
          </table:table-cell>
          <table:table-cell office:value-type="float" office:value="16098">
            <text:p>16098</text:p>
          </table:table-cell>
          <table:table-cell office:value-type="string">
            <text:p>Funding</text:p>
          </table:table-cell>
          <table:table-cell office:value-type="float" office:value="6163">
            <text:p>6163</text:p>
          </table:table-cell>
          <table:table-cell office:value-type="float" office:value="4458">
            <text:p>44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countable</text:p>
          </table:table-cell>
          <table:table-cell office:value-type="float" office:value="13444">
            <text:p>13444</text:p>
          </table:table-cell>
          <table:table-cell office:value-type="float" office:value="13435">
            <text:p>13435</text:p>
          </table:table-cell>
          <table:table-cell office:value-type="string">
            <text:p>Accountable</text:p>
          </table:table-cell>
          <table:table-cell office:value-type="float" office:value="4851">
            <text:p>4851</text:p>
          </table:table-cell>
          <table:table-cell office:value-type="float" office:value="3378">
            <text:p>3378</text:p>
          </table:table-cell>
          <table:table-cell table:number-columns-repeated="4"/>
        </table:table-row>
        <table:table-row table:style-name="ro1">
          <table:table-cell office:value-type="string">
            <text:p>type</text:p>
          </table:table-cell>
          <table:table-cell office:value-type="float" office:value="10">
            <text:p>10</text:p>
          </table:table-cell>
          <table:table-cell office:value-type="float" office:value="32678">
            <text:p>32678</text:p>
          </table:table-cell>
          <table:table-cell office:value-type="float" office:value="16098">
            <text:p>16098</text:p>
          </table:table-cell>
          <table:table-cell office:value-type="float" office:value="10">
            <text:p>10</text:p>
          </table:table-cell>
          <table:table-cell office:value-type="float" office:value="12326">
            <text:p>12326</text:p>
          </table:table-cell>
          <table:table-cell office:value-type="float" office:value="4458">
            <text:p>44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ull</text:p>
          </table:table-cell>
          <table:table-cell office:value-type="float" office:value="13444">
            <text:p>13444</text:p>
          </table:table-cell>
          <table:table-cell office:value-type="float" office:value="13435">
            <text:p>13435</text:p>
          </table:table-cell>
          <table:table-cell office:value-type="string">
            <text:p>null</text:p>
          </table:table-cell>
          <table:table-cell office:value-type="float" office:value="4851">
            <text:p>4851</text:p>
          </table:table-cell>
          <table:table-cell office:value-type="float" office:value="3378">
            <text:p>3378</text:p>
          </table:table-cell>
          <table:table-cell table:number-columns-repeated="4"/>
        </table:table-row>
        <table:table-row table:style-name="ro1">
          <table:table-cell office:value-type="string">
            <text:p>ref</text:p>
          </table:table-cell>
          <table:table-cell office:value-type="string">
            <text:p>SE-6</text:p>
          </table:table-cell>
          <table:table-cell office:value-type="float" office:value="16099">
            <text:p>16099</text:p>
          </table:table-cell>
          <table:table-cell office:value-type="float" office:value="15858">
            <text:p>15858</text:p>
          </table:table-cell>
          <table:table-cell office:value-type="string">
            <text:p>SE-6</text:p>
          </table:table-cell>
          <table:table-cell office:value-type="float" office:value="5598">
            <text:p>5598</text:p>
          </table:table-cell>
          <table:table-cell office:value-type="float" office:value="3928">
            <text:p>39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-2</text:p>
          </table:table-cell>
          <table:table-cell office:value-type="float" office:value="16551">
            <text:p>16551</text:p>
          </table:table-cell>
          <table:table-cell office:value-type="float" office:value="16098">
            <text:p>16098</text:p>
          </table:table-cell>
          <table:table-cell office:value-type="string">
            <text:p>SE-2</text:p>
          </table:table-cell>
          <table:table-cell office:value-type="float" office:value="6655">
            <text:p>6655</text:p>
          </table:table-cell>
          <table:table-cell office:value-type="float" office:value="4458">
            <text:p>44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a Röda Korset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Svenska Röda Korset</text:p>
          </table:table-cell>
          <table:table-cell office:value-type="float" office:value="149">
            <text:p>14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Agriculture and Fo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Ministry of Agriculture and Fo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ksskatteverke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iksskatteverk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Foreign Affairs of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Ministry of Foreign Affairs of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ional Statistical Centr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ational Statistical Cent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l decision Letter of Co</text:p>
          </table:table-cell>
          <table:table-cell table:number-columns-repeated="2" office:value-type="float" office:value="1055">
            <text:p>1055</text:p>
          </table:table-cell>
          <table:table-cell office:value-type="string">
            <text:p>Internal decision Letter of Co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Childrens Fund</text:p>
          </table:table-cell>
          <table:table-cell table:number-columns-repeated="2" office:value-type="float" office:value="124">
            <text:p>124</text:p>
          </table:table-cell>
          <table:table-cell office:value-type="string">
            <text:p>UN Childrens Fund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sc</text:p>
          </table:table-cell>
          <table:table-cell table:number-columns-repeated="2" office:value-type="float" office:value="932">
            <text:p>932</text:p>
          </table:table-cell>
          <table:table-cell office:value-type="string">
            <text:p>Misc</text:p>
          </table:table-cell>
          <table:table-cell office:value-type="float" office:value="414">
            <text:p>414</text:p>
          </table:table-cell>
          <table:table-cell office:value-type="float" office:value="404">
            <text:p>4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od and Agriculture Organisat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Food and Agriculture Organisat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Food Programme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World Food Programme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Development Programme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UN Development Programme</text:p>
          </table:table-cell>
          <table:table-cell office:value-type="float" office:value="134">
            <text:p>134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a Handikappades organisa</text:p>
          </table:table-cell>
          <table:table-cell table:number-columns-repeated="2" office:value-type="float" office:value="143">
            <text:p>143</text:p>
          </table:table-cell>
          <table:table-cell office:value-type="string">
            <text:p>Svenska Handikappades organisa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a Missionsrådet</text:p>
          </table:table-cell>
          <table:table-cell table:number-columns-repeated="2" office:value-type="float" office:value="1267">
            <text:p>1267</text:p>
          </table:table-cell>
          <table:table-cell office:value-type="string">
            <text:p>Svenska Missionsrådet</text:p>
          </table:table-cell>
          <table:table-cell office:value-type="float" office:value="126">
            <text:p>12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ional University of Laos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National University of Lao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Bank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World Bank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Communication</text:p>
          </table:table-cell>
          <table:table-cell office:value-type="string">
            <text:p><text:s/>Tra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Ministry of Communication</text:p>
          </table:table-cell>
          <table:table-cell office:value-type="string">
            <text:p><text:s/>Tra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MU Interlife</text:p>
          </table:table-cell>
          <table:table-cell table:number-columns-repeated="2" office:value-type="float" office:value="1099">
            <text:p>1099</text:p>
          </table:table-cell>
          <table:table-cell office:value-type="string">
            <text:p>PMU Interlife</text:p>
          </table:table-cell>
          <table:table-cell office:value-type="float" office:value="153">
            <text:p>15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Education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Ministry of Educatio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Finance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Ministry of Finance</text:p>
          </table:table-cell>
          <table:table-cell table:number-columns-repeated="2" office:value-type="float" office:value="41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Culture and Infor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inistry of Culture and Infor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ime Minister's Offic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rime Minister's Offic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mboll Natura AB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Ramboll Natura AB</text:p>
          </table:table-cell>
          <table:table-cell table:number-columns-repeated="2"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ga Khan Foundatio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ga Khan Foundatio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GOn ACT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GOn ACTE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cy Corp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rcy Corp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Health Organisation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World Health Organisation</text:p>
          </table:table-cell>
          <table:table-cell table:number-columns-repeated="2"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tens Räddningsverk</text:p>
          </table:table-cell>
          <table:table-cell table:number-columns-repeated="2" office:value-type="float" office:value="109">
            <text:p>109</text:p>
          </table:table-cell>
          <table:table-cell office:value-type="string">
            <text:p>Statens Räddningsverk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riges Lantbruksuniversitet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Sveriges Lantbruksuniversitet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ungliga Tekniska Högskolan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Kungliga Tekniska Högskola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ian Development Bank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Asian Development Bank</text:p>
          </table:table-cell>
          <table:table-cell table:number-columns-repeated="2"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ve the Children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Save the Children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CHA</text:p>
          </table:table-cell>
          <table:table-cell table:number-columns-repeated="2" office:value-type="float" office:value="93">
            <text:p>93</text:p>
          </table:table-cell>
          <table:table-cell office:value-type="string">
            <text:p>OCHA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SB</text:p>
          </table:table-cell>
          <table:table-cell office:value-type="string">
            <text:p>Mynd.samhällsskydd o bered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string">
            <text:p>MSB</text:p>
          </table:table-cell>
          <table:table-cell office:value-type="string">
            <text:p>Mynd.samhällsskydd o bered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Develop-IPM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InDevelop-IPM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SSE Org säkerhet/samarb EU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OSSE Org säkerhet/samarb EU</text:p>
          </table:table-cell>
          <table:table-cell table:number-columns-repeated="2"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High Commission for Refugee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UN High Commission for Refugee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a kyrkan</text:p>
          </table:table-cell>
          <table:table-cell office:value-type="float" office:value="766">
            <text:p>766</text:p>
          </table:table-cell>
          <table:table-cell office:value-type="float" office:value="765">
            <text:p>765</text:p>
          </table:table-cell>
          <table:table-cell office:value-type="string">
            <text:p>Svenska kyrkan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lamic Relief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Islamic Relief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Population Fund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UN Population Fund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xfam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string">
            <text:p>Oxfam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ecines Sans Frontieres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Medecines Sans Frontieres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F Action Contre la Faim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ACF Action Contre la Faim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RescueCommittee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International RescueCommittee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äkare utan gränser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Läkare utan gränser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rikagrupperna i Sverige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Afrikagrupperna i Sverig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rum Syd</text:p>
          </table:table-cell>
          <table:table-cell table:number-columns-repeated="2" office:value-type="float" office:value="988">
            <text:p>988</text:p>
          </table:table-cell>
          <table:table-cell office:value-type="string">
            <text:p>Forum Syd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ädda Barnen</text:p>
          </table:table-cell>
          <table:table-cell table:number-columns-repeated="2" office:value-type="float" office:value="314">
            <text:p>314</text:p>
          </table:table-cell>
          <table:table-cell office:value-type="string">
            <text:p>Rädda Barnen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icsson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ricsson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Energy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Ministry of Energy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ECO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SWECO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/TCOs Biståndsnämnd</text:p>
          </table:table-cell>
          <table:table-cell office:value-type="float" office:value="420">
            <text:p>420</text:p>
          </table:table-cell>
          <table:table-cell office:value-type="float" office:value="414">
            <text:p>414</text:p>
          </table:table-cell>
          <table:table-cell office:value-type="string">
            <text:p>LO/TCOs Biståndsnämnd</text:p>
          </table:table-cell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of Palmes Internationella Ce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Olof Palmes Internationella Ce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an Sverige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Plan Sverige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rwegian Refugee Council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Norwegian Refugee Council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LIN U.K.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ERLIN U.K.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WF World WildlifeFund/Världsn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WWF World WildlifeFund/Världsn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an Gränser</text:p>
          </table:table-cell>
          <table:table-cell table:number-columns-repeated="2" office:value-type="float" office:value="664">
            <text:p>664</text:p>
          </table:table-cell>
          <table:table-cell office:value-type="string">
            <text:p>Utan Gränser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urvårdsverket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Naturvårdsverket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kspolisstyrelsen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Rikspolisstyrelsen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orys Nederland BV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corys Nederland BV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mart Kolekti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mart Kolektiv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Management Group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International Management Group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ntmäteriverket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Lantmäteriverket</text:p>
          </table:table-cell>
          <table:table-cell table:number-columns-repeated="2"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LU Inst skoglig resurs/geomat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SLU Inst skoglig resurs/geomat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rdic Consulting Group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Nordic Consulting Group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C Regional Environment Centr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REC Regional Environment Centr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UTEK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NUTE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e Managment Centr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he Managment Cent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PU International AB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SIPU International AB</text:p>
          </table:table-cell>
          <table:table-cell table:number-columns-repeated="2"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emikalieinspektionen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Kemikalieinspektione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tistiska Centralbyrån/Inter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Statistiska Centralbyrån/Inter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a Helsingforskommittén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Svenska Helsingforskommitté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vinna till kvinna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Kvinna till kvinna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oss Cult Proj Assoc</text:p>
          </table:table-cell>
          <table:table-cell office:value-type="string">
            <text:p><text:s/>Danmark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ross Cult Proj Assoc</text:p>
          </table:table-cell>
          <table:table-cell office:value-type="string">
            <text:p><text:s/>Danmark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S Ramboll Management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LS Ramboll Management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FC</text:p>
          </table:table-cell>
          <table:table-cell office:value-type="string">
            <text:p><text:s/>International Fin Corp.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IFC</text:p>
          </table:table-cell>
          <table:table-cell office:value-type="string">
            <text:p><text:s/>International Fin Corp.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U Integration Offic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U Integration Offic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vernm of Serbien/Montenegro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Governm of Serbien/Montenegr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uropean Bank for Reconstructi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European Bank for Reconstructi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ungliga musikhögskolan Sthlm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Kungliga musikhögskolan Sthl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tonian School of Diplomacy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Estonian School of Diplomacy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PH Fondation Partners.Health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PH Fondation Partners.Healt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ulturarv utan gränser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Kulturarv utan gräns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ing Conf Town&amp; Municipali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anding Conf Town&amp; Municipal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OPS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UNOPS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vil Rights Defenders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Civil Rights Defenders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CAF(Cent.Control.Armed.Force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CAF(Cent.Control.Armed.Force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S Arbetsförmedlingen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AMS Arbetsförmedlinge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a Naturskyddsföreningen</text:p>
          </table:table-cell>
          <table:table-cell table:number-columns-repeated="2" office:value-type="float" office:value="104">
            <text:p>104</text:p>
          </table:table-cell>
          <table:table-cell office:value-type="string">
            <text:p>Svenska Naturskyddsföreningen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riges kommuner o landsting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Sveriges kommuner o landsting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uclear Safety Account</text:p>
          </table:table-cell>
          <table:table-cell office:value-type="string">
            <text:p><text:s/>NS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clear Safety Account</text:p>
          </table:table-cell>
          <table:table-cell office:value-type="string">
            <text:p><text:s/>NSA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aktisk Solidaritet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raktisk Solidaritet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IEKA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IEKA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uropeiska Unionen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Europeiska Unionen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AID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USAID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RDA Northeast Reg. Dev. Ass.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ERDA Northeast Reg. Dev. Ass.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vil Society Promotion Cente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ivil Society Promotion Cent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uncil Europe Devel Bank CED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uncil Europe Devel Bank CED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verm of Bosnia&amp;Herzegovin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overm of Bosnia&amp;Herzegovin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Finance &amp; TreasuryBiH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inistry Finance &amp; TreasuryBiH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CMPD</text:p>
          </table:table-cell>
          <table:table-cell office:value-type="string">
            <text:p><text:s/>International Centre f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CMPD</text:p>
          </table:table-cell>
          <table:table-cell office:value-type="string">
            <text:p><text:s/>International Centre fo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ita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ita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ffice of the High Represent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ice of the High Representa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stolsverket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Domstolsverket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DA</text:p>
          </table:table-cell>
          <table:table-cell office:value-type="string">
            <text:p><text:s text:c="3"/>Zenic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DA</text:p>
          </table:table-cell>
          <table:table-cell office:value-type="string">
            <text:p><text:s text:c="3"/>Zenica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utsche Gesell.Techn.Zus. GTZ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Deutsche Gesell.Techn.Zus. GTZ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e Registry</text:p>
          </table:table-cell>
          <table:table-cell office:value-type="string">
            <text:p><text:s/>Bosni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he Registry</text:p>
          </table:table-cell>
          <table:table-cell office:value-type="string">
            <text:p><text:s/>Bosnia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öteborgs Universitet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Göteborgs Universitet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edish Embassie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wedish Embassi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er for Invest. Reportin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enter for Invest. Reporting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uncil for the Development of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Council for the Development of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edac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Swedac</text:p>
          </table:table-cell>
          <table:table-cell table:number-columns-repeated="2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CC</text:p>
          </table:table-cell>
          <table:table-cell office:value-type="string">
            <text:p><text:s/>Regional Coop. Counci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CC</text:p>
          </table:table-cell>
          <table:table-cell office:value-type="string">
            <text:p><text:s/>Regional Coop. Counci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wedesurvey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wedesurvey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mibia Broadcasting Corporat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amibia Broadcasting Corporat.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.of Reg.and Local Gov./ Na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.of Reg.and Local Gov./ Na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xportrådet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Exportrådet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C Legal Assistance Centr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AC Legal Assistance Centr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riges Geologiska Undersökni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veriges Geologiska Undersökni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D Namibia Inst for Democracy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ID Namibia Inst for Democracy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MHI Sv.Meteorolog Inst.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SMHI Sv.Meteorolog Inst.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.Board of Trade(Kommerskoll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Nat.Board of Trade(Kommerskoll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ndelshögskolan</text:p>
          </table:table-cell>
          <table:table-cell office:value-type="string">
            <text:p><text:s/>Stockholm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Handelshögskolan</text:p>
          </table:table-cell>
          <table:table-cell office:value-type="string">
            <text:p><text:s/>Stockholm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FV Luftfartsverket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FV Luftfartsverket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ulturrådet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Kulturrådet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WI Stockholm Int.Water Inst.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SIWI Stockholm Int.Water Inst.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iftelsen Spinali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iftelsen Spinali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saka City Counci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usaka City Counci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akonia</text:p>
          </table:table-cell>
          <table:table-cell table:number-columns-repeated="2" office:value-type="float" office:value="272">
            <text:p>272</text:p>
          </table:table-cell>
          <table:table-cell office:value-type="string">
            <text:p>Diakonia</text:p>
          </table:table-cell>
          <table:table-cell office:value-type="float" office:value="95">
            <text:p>95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Övriga internationella enskil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Övriga internationella enskil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WIconsul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WIconsul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Finance and Planni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Ministry of Finance and Planni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Zambia National Farmer´s Uni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Zambia National Farmer´s Un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Zambian Governnace Foundati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Zambian Governnace Foundat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ide Zambi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ride Zambi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ional HIV/AIDS/STI Council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ational HIV/AIDS/STI Council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Agriculture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Ministry of Agricultur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ksförbundet för sexuell uppl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Riksförbundet för sexuell uppl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ergy Regulation Boar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rgy Regulation Boar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da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Danida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outh Medi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outh Medi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Health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Ministry of Health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sik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usik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DC Parliamentary Forum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ADC Parliamentary Forum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katteverket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katteverket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uthern African AIDS Trust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Southern African AIDS Trust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vernment of Botswan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overnment of Botswan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g Driv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g Driv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ockholms Universitet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Stockholms Universitet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sh Refugee Counsil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Danish Refugee Counsi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RWA Relief and Works Agency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UNRWA Relief and Works Agency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ssarsson Camer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ssarsson Camer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ted Nations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United Nations</text:p>
          </table:table-cell>
          <table:table-cell table:number-columns-repeated="2" office:value-type="float" office:value="41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WC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PWC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NV Netherlands Developm or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NV Netherlands Developm org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la IDA A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ala IDA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M Consultant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PEM Consultan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banian Nat Employm Serv. NES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Albanian Nat Employm Serv. N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edfund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Swedfund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ISM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RISM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ro Agronómico Tropical de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entro Agronómico Tropical de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mara Ind Comercio Santa Cruz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mara Ind Comercio Santa Cruz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cuela Agric Reg Tropl Hume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scuela Agric Reg Tropl Hume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 C-americ Ambiente Sarrollo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 C-americ Ambiente Sarroll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HI Statens Folkhälsoinstitut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HI Statens Folkhälsoinstitut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n-American Health Organisati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Pan-American Health Organisati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DEVI Costa Ric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UNDEVI Costa Ric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SUCA Cons.Univ.Centroamerica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SUCA Cons.Univ.Centroamerica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cultad Lationamericana de Ci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acultad Lationamericana de C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-American Development Ban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Inter-American Development Ban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CWH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ACWH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lobal Reporting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Global Reporting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ds Universitet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Lunds Universitet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vernment of Burkina Faso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Government of Burkina Faso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Higher Education a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Ministry of Higher Education a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GD Centre Governance/Develop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GD Centre Governance/Developm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DI National Democratic Ins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DI National Democratic Ins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Union for the Co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International Union for the Co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NAEN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NAENF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Human Right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istry of Human Right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. of Agric. Water&amp;Rural Dev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Min. of Agric. Water&amp;Rural Dev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Environment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Ministry of Environment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x-Developme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ux-Developmen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owner utan gräns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owner utan gräns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bildning för biståndsverksam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Utbildning för biståndsverksa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Justic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istry of Justic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ty of Dar es Salaam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niversity of Dar es Salaam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himbili University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uhimbili Universit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DHI Univ.Tanzania(ARU)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DHI Univ.Tanzania(ARU)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mis. for Science&amp;Technolog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mmis. for Science&amp;Technolog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mber of Comme Industry/Agri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amber of Comme Industry/Agri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VOS</text:p>
          </table:table-cell>
          <table:table-cell office:value-type="string">
            <text:p><text:s/>Humanist Institute fo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IVOS</text:p>
          </table:table-cell>
          <table:table-cell office:value-type="string">
            <text:p><text:s/>Humanist Institute for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Zanzibar legal services cente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Zanzibar legal services cent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GNP</text:p>
          </table:table-cell>
          <table:table-cell office:value-type="string">
            <text:p>TZA Gender Networking Pr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GNP</text:p>
          </table:table-cell>
          <table:table-cell office:value-type="string">
            <text:p>TZA Gender Networking Pro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GO Coalitio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GO Coalitio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gal&amp;Human Rights Centre LHR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gal&amp;Human Rights Centre LHR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anzania Development Finance 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nzania Development Finance 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pen University of Tanzan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 University of Tanzani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. Finance/Econom Develo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in. Finance/Econom Develop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-99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SE-99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 Kämpe Projektkonsult A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nn Kämpe Projektkonsult A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yltenstan &amp; Son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yltenstan &amp; Son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cument Center of Cambodi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ocument Center of Cambodi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HCHR UN High C Human Rights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OHCHR UN High C Human Right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FID Dep. for Int. Development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DFID Dep. for Int. Development</text:p>
          </table:table-cell>
          <table:table-cell table:number-columns-repeated="2"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mbodian Development Resource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mbodian Development Resourc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fab International AB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Hifab International AB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mittskyddsinstitute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mittskyddsinstitutet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A</text:p>
          </table:table-cell>
          <table:table-cell office:value-type="string">
            <text:p>Ingenjörsvetenskapsakadem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VA</text:p>
          </table:table-cell>
          <table:table-cell office:value-type="string">
            <text:p>Ingenjörsvetenskapsakademi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L Svenska Miljöinstitutet A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VL Svenska Miljöinstitutet AB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lekinge Tekniska Högskol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lekinge Tekniska Högskol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CICED - China Counci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CICED - China Counci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psala Universitet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Uppsala Universitet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ölnlycke Health Care A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ölnlycke Health Care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nz Unlimited A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onz Unlimited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.Nacional</text:p>
          </table:table-cell>
          <table:table-cell office:value-type="string">
            <text:p>mujeres</text:p>
          </table:table-cell>
          <table:table-cell office:value-type="string">
            <text:p>Ecuado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s.Nacional</text:p>
          </table:table-cell>
          <table:table-cell office:value-type="string">
            <text:p>mujeres</text:p>
          </table:table-cell>
          <table:table-cell office:value-type="string">
            <text:p>Ecuado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p of Arts Cult Sci Techn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Dep of Arts Cult Sci Tech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Zivikele Trainin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Zivikele Train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IDS Foundation</text:p>
          </table:table-cell>
          <table:table-cell office:value-type="string">
            <text:p>South Afric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IDS Foundation</text:p>
          </table:table-cell>
          <table:table-cell office:value-type="string">
            <text:p>South Africa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P</text:p>
          </table:table-cell>
          <table:table-cell office:value-type="string">
            <text:p>Corridor Empowerment Proj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EP</text:p>
          </table:table-cell>
          <table:table-cell office:value-type="string">
            <text:p>Corridor Empowerment Proj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 of Trade and Indus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epartment of Trade and Indus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lke Bernadotteakademin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Folke Bernadotteakademin</text:p>
          </table:table-cell>
          <table:table-cell table:number-columns-repeated="2"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 f Construc Resolu Dispute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ent f Construc Resolu Disput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ty of Cape Tow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niversity of Cape Tow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NORD S-Africa Nordic Cent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NORD S-Africa Nordic Cent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ional Treasury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National Treasur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PD</text:p>
          </table:table-cell>
          <table:table-cell office:value-type="string">
            <text:p>Foundation Prof.Developme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PD</text:p>
          </table:table-cell>
          <table:table-cell office:value-type="string">
            <text:p>Foundation Prof.Developmen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PMG Peat Marwick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KPMG Peat Marwick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LA-IDA Svenska Kommunförbund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ALA-IDA Svenska Kommunförbund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mberComme Indust South Sw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mberComme Indust South Swe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cal Government Engineering 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ocal Government Engineering D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NWLA/Ban Nat Wom Lawyers As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NWLA/Ban Nat Wom Lawyers As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in o Salish Kendra (ASK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in o Salish Kendra (ASK)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eps Towards Developmen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teps Towards Developmen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 Centre Diarrhoeal Diseas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t Centre Diarrhoeal Disea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RM International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M International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re for Policy Dialogu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entre for Policy Dialogu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onomic Relations Division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Economic Relations Divisio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HSTEP Repr Health Train/Edu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HSTEP Repr Health Train/Edu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ransparency International BG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ansparency International BG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vernment of Bangladesh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overnment of Bangladesh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SE Centre for Science&amp;Enviro.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SE Centre for Science&amp;Enviro.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 Teaterunion/Svenska ITI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vensk Teaterunion/Svenska ITI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GCC</text:p>
          </table:table-cell>
          <table:table-cell office:value-type="string">
            <text:p>Center Counterterrorism 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GCC</text:p>
          </table:table-cell>
          <table:table-cell office:value-type="string">
            <text:p>Center Counterterrorism C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STRA</text:p>
          </table:table-cell>
          <table:table-cell office:value-type="string">
            <text:p><text:s/>Miljöstrat.Forsk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ISTRA</text:p>
          </table:table-cell>
          <table:table-cell office:value-type="string">
            <text:p><text:s/>Miljöstrat.Forskn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ng Lam University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ong Lam University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CIMOD Integrat Mountain Dev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CIMOD Integrat Mountain Dev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mcomp A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amcomp AB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ECD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OECD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Development Res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ternational Development Res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g Com Forest Training Center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Reg Com Forest Training Cent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andEnvironment Nordber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candEnvironment Nordber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ockholm Environment Institut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Stockholm Environment Institut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EP UN Environment Programme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UNEP UN Environment Programme</text:p>
          </table:table-cell>
          <table:table-cell table:number-columns-repeated="2"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BRD</text:p>
          </table:table-cell>
          <table:table-cell office:value-type="string">
            <text:p>Intl Bank Reconstruction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IBRD</text:p>
          </table:table-cell>
          <table:table-cell office:value-type="string">
            <text:p>Intl Bank Reconstruction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ia Pacific Forum Nat Human 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sia Pacific Forum Nat Human R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oul Wallenberg Institutet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Raoul Wallenberg Institutet</text:p>
          </table:table-cell>
          <table:table-cell table:number-columns-repeated="2"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rry Shut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ry Shut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tensMuseer för Världskultu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atensMuseer för Världskultu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ian Pacific Forum for Wom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sian Pacific Forum for Wom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HRC/ALRC Asian Hum.Rights Co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HRC/ALRC Asian Hum.Rights Co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ian Institute of Technology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Asian Institute of Technology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APA Southeast Asian Press 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APA Southeast Asian Press 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rum As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orum Asi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iftelsen Swecar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iftelsen Swecar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prångbrädan Utveckl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rångbrädan Utvecklin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DEMA</text:p>
          </table:table-cell>
          <table:table-cell office:value-type="string">
            <text:p>LigaDefensaMedioAmbien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DEMA</text:p>
          </table:table-cell>
          <table:table-cell office:value-type="string">
            <text:p>LigaDefensaMedioAmbient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versidad Mayor de San Andre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Universidad Mayor de San And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dad Mayor de San Simon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Universidad Mayor de San Sim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livian Min for DevPlanning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Bolivian Min for DevPlanning</text:p>
          </table:table-cell>
          <table:table-cell table:number-columns-repeated="2"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S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PS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livia Transparen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livia Transparent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UTAPO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AUTAPO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lpAge Int. - ARDC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HelpAge Int. - ARDC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edish Cooperative Centre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Swedish Cooperative Centre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S - BARNBYA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S - BARNBYA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UMA <text:s/>(NGO Bolivia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MA <text:s/>(NGO Bolivia)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dacão do Desavolimento Admi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Fundacão do Desavolimento Adm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rwegian People's Ai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orwegian People's Ai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PEAC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ERPEACE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vernment of Rwanda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Government of Rwanda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RE Internation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E Internationa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UR</text:p>
          </table:table-cell>
          <table:table-cell office:value-type="string">
            <text:p>National University Rwanda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NUR</text:p>
          </table:table-cell>
          <table:table-cell office:value-type="string">
            <text:p>National University Rwanda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ffice of the Auditor Gener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ice of the Auditor Genera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rwegian Church Ai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orwegian Church Aid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wanda National Electoral Com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wanda National Electoral Com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Planning and Inves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Ministry of Planning and Inve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etnam Chamber Comm/Industry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ietnam Chamber Comm/Industr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 of Science &amp;Technology VIE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Min of Science &amp;Technology VI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Industry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Ministry of Industry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Planning and Inter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inistry of Planning and Int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lobal Action Plan(GAP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lobal Action Plan(GAP)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tens veterinärmedicinska A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atens veterinärmedicinska A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psama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psama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ögskolan i Jönköpin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ögskolan i Jönköping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PM Consultants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SPM Consultants KB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astern Asia Commercial Ban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astern Asia Commercial Bank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köpings Universite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öpings Universite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meå Universite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meå Universit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tens Energimyndighet STEM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atens Energimyndighet STEM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noi Medical Universit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noi Medical Universit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jell Hayl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jell Haylin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stain.Business Hub Scand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ustain.Business Hub Scand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lmers Tekniska Högskol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lmers Tekniska Högskol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andi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Qandi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ndicap Internationa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andicap International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Industrial Development Orga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N Industrial Development Orga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sh Church Aid</text:p>
          </table:table-cell>
          <table:table-cell office:value-type="string">
            <text:p><text:s/>DC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nish Church Aid</text:p>
          </table:table-cell>
          <table:table-cell office:value-type="string">
            <text:p><text:s/>DCA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DO Consulting Group A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DO Consulting Group AB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S Service A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S Service AB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ockholm vatten - Sthlm Wate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ockholm vatten - Sthlm Wa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iends of Earth Middle Eas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riends of Earth Middle Eas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ESCW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NESCW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WUA</text:p>
          </table:table-cell>
          <table:table-cell office:value-type="string">
            <text:p>Arab Countries Water Uti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CWUA</text:p>
          </table:table-cell>
          <table:table-cell office:value-type="string">
            <text:p>Arab Countries Water Uti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 Org for Standardizatio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Int Org for Standardization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lling Water Management A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lling Water Management A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ddle East Awarenes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ddle East Awarenes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urop Council Foreign Relati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urop Council Foreign Relat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Works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inistry of Work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beria Dujar Associati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beria Dujar Associat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berian Reconstr.Dev.Com.Sec.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berian Reconstr.Dev.Com.Sec.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FPA - UN Population Fund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NFPA - UN Population Fund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Monetary Fund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ternational Monetary Fund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-Habita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-Habita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ägverket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ägverket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Vision - German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orld Vision - German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 Legal Assist. Consortiu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 Legal Assist. Consortiu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OM Internat. Org Migration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IOM Internat. Org Migration</text:p>
          </table:table-cell>
          <table:table-cell table:number-columns-repeated="2"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FAD Int. Fund Agriculture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IFAD Int. Fund Agriculture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RAD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ORAD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grationsverket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igrationsverke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Vision U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orld Vision UK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 Mother and Child Health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t Mother and Child Health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arolinska Institutet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Karolinska Institutet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int UN Programme on HIV/AID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Joint UN Programme on HIV/AID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arun Bharat Sangh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arun Bharat Sangh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Associatio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N Associatio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riges Radio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veriges Radio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EV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SEV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verket:Sw.Ag Housing/Planni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verket:Sw.Ag Housing/Planni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rdbruksverke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Jordbruksverket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gdomsstyrels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gdomsstyrels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men for Womens Human Right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Women for Womens Human Right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a.D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a.D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AMER Turkiska kvinnorättsor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AMER Turkiska kvinnorättsor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loitte and Touch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loitte and Touch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Institute for E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ternational Institute for 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OWAS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ECOWAS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oscope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eoscope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bi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bi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liance Green Revol</text:p>
          </table:table-cell>
          <table:table-cell office:value-type="string">
            <text:p><text:s/>Afr AGR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liance Green Revol</text:p>
          </table:table-cell>
          <table:table-cell office:value-type="string">
            <text:p><text:s/>Afr AGRA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a Institute of Southern A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edia Institute of Southern Af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mdef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amdef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d Int Jeunesses Musicale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ed Int Jeunesses Musical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der Lin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ender Link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RALA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ALA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RA</text:p>
          </table:table-cell>
          <table:table-cell office:value-type="string">
            <text:p>Electricity regulator S.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RA</text:p>
          </table:table-cell>
          <table:table-cell office:value-type="string">
            <text:p>Electricity regulator S.A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 Water Management Institute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Int Water Management Institute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WSD Inst of Water/Sanita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WSD Inst of Water/Sanitat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 Aids Dev Research/Eva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ent Aids Dev Research/Eva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NASO Strategic pla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ANASO Strategic pla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Zambezi River Authority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Zambezi River Authorit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acom Secretaria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kacom Secretaria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DC Sekr. Botswana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ADC Sekr. Botswana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vernment of Mozambique</text:p>
          </table:table-cell>
          <table:table-cell table:number-columns-repeated="2" office:value-type="float" office:value="136">
            <text:p>136</text:p>
          </table:table-cell>
          <table:table-cell office:value-type="string">
            <text:p>Government of Mozambique</text:p>
          </table:table-cell>
          <table:table-cell table:number-columns-repeated="2"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. Bank of Southern Afric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ev. Bank of Southern Afric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DC Lawyer's Associati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DC Lawyer's Associat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ctoral Institute of South A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Electoral Institute of South A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terNet Trus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terNet Trus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AC</text:p>
          </table:table-cell>
          <table:table-cell office:value-type="string">
            <text:p><text:s/>East African Community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EAC</text:p>
          </table:table-cell>
          <table:table-cell office:value-type="string">
            <text:p><text:s/>East African Community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t.for Dev.Studies(IDS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.for Dev.Studies(IDS)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gional AIDS Training Network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egional AIDS Training Network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ty of KwaZulu-Natal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niversity of KwaZulu-Natal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AIDS West Afric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AIDS West Afric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nke Gender Justice Networ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onke Gender Justice Network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rican Medical and Research 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frican Medical and Research F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AIDS Reg.East.South.Afric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NAIDS Reg.East.South.Afric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sociation of African Univer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ssociation of African Univer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ty of Berg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iversity of Berg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S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S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R Näringslivets Intern.Rå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IR Näringslivets Intern.Råd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n African Christian AIDS Ne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an African Christian AIDS Ne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HAA International HIV/AIDS Al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IHAA International HIV/AIDS Al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Food Policy Re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ternational Food Policy Res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ANNAS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ANNAS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International Drug Contro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N International Drug Control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AIDS Society</text:p>
          </table:table-cell>
          <table:table-cell office:value-type="string">
            <text:p>IA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ternational AIDS Society</text:p>
          </table:table-cell>
          <table:table-cell office:value-type="string">
            <text:p>IAS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pulation Council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opulation Council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rican Uni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frican Un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RN Africa Midwives Research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MRN Africa Midwives Research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ksantikvarieämbete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iksantikvarieämbet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PSSI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PSSI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KCAF K Kaunda Child Afr Foun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KCAF K Kaunda Child Afr Fou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rway MoF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orway MoF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er for Global Developmen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enter for Global Developmen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ASA-AIDS Rights Alliance SY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ASA-AIDS Rights Alliance SY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titute for Democray SouthA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itute for Democray SouthAf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FMI MacroEconomic and Finan.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EFMI MacroEconomic and Finan.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AAG East and Southerna Afric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SAAG East and Southerna Afric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lden Valley Agric Res.Trus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olden Valley Agric Res.Trus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uman Rights Dev. Initiativ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Human Rights Dev. Initiativ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EREL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NEREL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Labour Organisat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International Labour Organisat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e AIDS Support Org. TASO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he AIDS Support Org. TAS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raining and Research</text:p>
          </table:table-cell>
          <table:table-cell office:value-type="string">
            <text:p><text:s/>TARS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aining and Research</text:p>
          </table:table-cell>
          <table:table-cell office:value-type="string">
            <text:p><text:s/>TARSC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RU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RU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arch for common ground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arch for common grou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HEST African Center for Glo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HEST African Center for Glo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pulation Service Int. PS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pulation Service Int. PS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rican Centre Technology Stu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frican Centre Technology Stu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AGC Eastern Africa Grain Cou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AGC Eastern Africa Grain Cou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GAD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GAD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uc Centre for Women in Democ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duc Centre for Women in Democ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ituo Cha Katib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Kituo Cha Katib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FOA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FOA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rica Youth Trus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frica Youth Trus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ast African Law Societ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ast African Law Societ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AMI Eastern African Media In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AMI Eastern African Media In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ABDA East African Book Develo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ABDA East African Book Devel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la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a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ticle 1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ticle 19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F Anna Lindh Found. Dialog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F Anna Lindh Found. Dialog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konomistyrningsverket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Ekonomistyrningsverket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ransportstyrels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ansportstyrels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vernment of Uganda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Government of Uganda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rere University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Makerere University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ristdem. råd</text:p>
          </table:table-cell>
          <table:table-cell office:value-type="string">
            <text:p><text:s/>demokrati</text:p>
          </table:table-cell>
          <table:table-cell office:value-type="string">
            <text:p><text:s/>utv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ristdem. råd</text:p>
          </table:table-cell>
          <table:table-cell office:value-type="string">
            <text:p><text:s/>demokrati</text:p>
          </table:table-cell>
          <table:table-cell office:value-type="string">
            <text:p><text:s/>ut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DA <text:s text:c="2"/>Intl Dev.Associatio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IDA <text:s text:c="2"/>Intl Dev.Association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HCO Ugandan Nat HealthConOr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HCO Ugandan Nat HealthConOr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GO Expert Gro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GO Expert Group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Aler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ternational Alert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lgian Technical Coopera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elgian Technical Cooperatio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DG Danish De-mining Gro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DG Danish De-mining Group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terinaires Sans Frontier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eterinaires Sans Frontier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ai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edair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AS International Aid Service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AS International Aid Service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.of Finance in Indonesi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.of Finance in Indonesi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hlms Handelskammares Serv A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hlms Handelskammares Serv A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derländska Ambassad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derländska Ambassad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public of Moldava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public of Moldav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urasia Foundatio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Eurasia Foundation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ros Founda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oros Foundatio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WOMEN Int.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UNWOMEN Int.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nst &amp; Young A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rnst &amp; Young A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uroparåde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uroparåde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xford Policy Management Lt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xford Policy Management Lt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fessional Management A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rofessional Management A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s Women rights Developm AWI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ss Women rights Developm AWID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rlamentarikerforu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arlamentarikerforum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edish Standards Inst. SI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wedish Standards Inst. SI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PRI Sthlm Int Peace Research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PRI Sthlm Int Peace Research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TAR Inst Training&amp;Research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ITAR Inst Training&amp;Research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ted Nations Statistics Div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ited Nations Statistics Div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AS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ASP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iDev.Ne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ciDev.N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 Freedom of Expressi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 Freedom of Express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Centre for Human Settlement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UN Centre for Human Settlement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mon Fraser Universit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on Fraser Universit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d University Education AB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Lund University Education AB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nds Tekniska Högskol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unds Tekniska Högskol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eRoa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weRoa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CTP Euro &amp; Dev Countries Cli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DCTP Euro &amp; Dev Countries Cl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umanit. Policy Confl Research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umanit. Policy Confl Research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JO Inst fortbildn journalis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OJO Inst fortbildn journalist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FE Academy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LIFE Academy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C-Ass.Progressive Communica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PC-Ass.Progressive Communica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BC World Service Trus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BC World Service Trus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BON Internationa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BON International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Education</text:p>
          </table:table-cell>
          <table:table-cell office:value-type="string">
            <text:p><text:s/>Science and Cult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UN Education</text:p>
          </table:table-cell>
          <table:table-cell office:value-type="string">
            <text:p><text:s/>Science and Cult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KR</text:p>
          </table:table-cell>
          <table:table-cell office:value-type="string">
            <text:p><text:s text:c="2"/>Kvinnojour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KR</text:p>
          </table:table-cell>
          <table:table-cell office:value-type="string">
            <text:p><text:s text:c="2"/>Kvinnojouren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wedBio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wedBio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SC-Intl Social Science Counc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SSC-Intl Social Science Counc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depth Networ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depth Network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llers Grupp Inforådgivare A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ullers Grupp Inforådgivare A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VICUS World Alliance Citize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IVICUS World Alliance Citize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e Guttmacher Institu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Guttmacher Institut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a PEN-klubb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venska PEN-klubb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edwatch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wedwatch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a Institute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venska Institutet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ÅF International A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ÅF International A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rolink A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rolink A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IEGO:Women Inform Employmen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IEGO:Women Inform Employmen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I Internat Vaccine Institu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VI Internat Vaccine Institut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Institute of Developme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World Institute of Developme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LC</text:p>
          </table:table-cell>
          <table:table-cell office:value-type="string">
            <text:p>Internat.Land Coaliti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LC</text:p>
          </table:table-cell>
          <table:table-cell office:value-type="string">
            <text:p>Internat.Land Coalition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TSD Int CentreTrade Sus De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CTSD Int CentreTrade Sus Dev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riges Meterologiska och Hyd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veriges Meterologiska och Hyd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DEA</text:p>
          </table:table-cell>
          <table:table-cell office:value-type="string">
            <text:p><text:s/>International Developme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DEA</text:p>
          </table:table-cell>
          <table:table-cell office:value-type="string">
            <text:p><text:s/>International Developmen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FSL-Riksf Sexuellt Likaberä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FSL-Riksf Sexuellt Likaberä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InternStrategy Disast Reduc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N InternStrategy Disast Reduc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-fonde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R-fond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lmö Stadsmuseu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lmö Stadsmuseu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ella Juristkommissi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ernationella Juristkommissi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rskog Konsult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arskog Konsult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edmar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Swedm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rvard University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arvard University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ksarkive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iksarkiv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ferwor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aferword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PA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PAS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lobal Reporting Initiativ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lobal Reporting Initiativ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ma Cash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ama Cash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twork Women in Developme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twork Women in Developmen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llaborative for Dev Action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llaborative for Dev Action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C Netherlands/East Afric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TC Netherlands/East Afric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HRE Centre Housing Rights Ev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OHRE Centre Housing Rights E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Michelsen Institut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hristian Michelsen Institut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ice Waterhouse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Price Waterhous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Alliance Breastfeed Ac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orld Alliance Breastfeed Ac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ögskolan på Gotlan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ögskolan på Gotla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RO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OW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ty of Bradfor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iversity of Bradfor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P Internationa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AP International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röna Biliste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röna Bilist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tituto Promund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ituto Promund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IDS Acountability Int'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IDS Acountability Int'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ufts University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ufts University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PCR Hum.Policy/Conflict.Rese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PCR Hum.Policy/Conflict.Rese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uropean Roma Rights Centr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uropean Roma Rights Cent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IB(European Investment Bank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IB(European Investment Bank)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PEN/WIC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ernational PEN/WICP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H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HL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ita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dita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Science Program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ternational Science Program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lobal Environment Facility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lobal Environment Facilit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 Foundation Sienc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ternat Foundation Sienc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sultative Group on Internat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Consultative Group on Internat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CTAD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NCTAD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icon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con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ransparency International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Transparency International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RAC</text:p>
          </table:table-cell>
          <table:table-cell office:value-type="string">
            <text:p>Int. NGO Training/Rese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RAC</text:p>
          </table:table-cell>
          <table:table-cell office:value-type="string">
            <text:p>Int. NGO Training/Resea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kogsstyrelse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kogsstyrels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CSW:Intern Council SocWelfar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CSW:Intern Council SocWelfa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WH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WH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rum för Internationellt u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entrum för Internationellt u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lobal Water Partnership Orga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lobal Water Partnership Orga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bt Relief International (E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bt Relief International (Ex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alborg University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alborg University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nce and Madriz S.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ance and Madriz S.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ella Progr.kont IPK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Internationella Progr.kont IPK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 Creating Resources Pow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EA Creating Resources Pow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rontmij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ontmij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M Global Infrastructure In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M Global Infrastructure In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Institute for Ed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ernational Institute for Ed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pace 360 A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pace 360 A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Resources Institut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World Resources Institute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skeriverke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skeriverk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xford Climate Policy OC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xford Climate Policy OCP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LEIA Founda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LEIA Foundatio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AFF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AFF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 Proj Managem Agency -CPM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ent Proj Managem Agency -CPM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DH Fédération Int des Ligue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IDH Fédération Int des Ligue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ammarkollegie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Kammarkollegie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ungliga Vetenskapsakademi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Kungliga Vetenskapsakademi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ECE Economic Commission Eu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ECE Economic Commission Eur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Red Cros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ernational Red Cross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 Federation of Library As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t Federation of Library As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HS Institute Housing Studie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HS Institute Housing Studi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ED Int Inst Environment De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IED Int Inst Environment Dev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yrelsen för Internationell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yrelsen för Internationell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I-Asia Centre (Clean Air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I-Asia Centre (Clean Air)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nansdepartemente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nansdepartement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CDF(UN Capital Developm.Fun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CDF(UN Capital Developm.Fund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verseas Development Instituti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verseas Development Instituti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 Maritime Organisa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ternat Maritime Organisat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uncil of Europé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uncil of Europé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mediate Technical Develop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ermediate Technical Develop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rnombudsmanne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rnombudsmann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M Forum Int. de Mont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M Forum Int. de Montrea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jöfartsverke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jöfartsverke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Ass.of Newspapers(WAN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orld Ass.of Newspapers(WAN)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PPF Int Planned Parenthood F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PPF Int Planned Parenthood F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NOS Institute Lond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ANOS Institute Lond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. Budget/Policy Prioriti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ent. Budget/Policy Prioriti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edPower A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wedPower A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t.Social Ethical Accountab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.Social Ethical Accountab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tenskapsråde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etenskapsråd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PM Institute of Public Manag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PM Institute of Public Manag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ghts and Resources Grou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ights and Resources Group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 Human Rights Intern Prog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 Human Rights Intern Prog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Research Institute for Soci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 Research Institute for Soci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örsvarshögskol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örsvarshögskola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äddningsverke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äddningsverke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PAT Internation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CPAT Internationa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LL Sthlm Läns Landst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LL Sthlm Läns Landstin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sh Inst. of Human Right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nish Inst. of Human Right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men Deliv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omen Deliv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SSC- UN System Staff Colleg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SSC- UN System Staff Colleg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 counsil for voluntary ag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 counsil for voluntary ag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a Schnel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nna Schnell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riges Riksban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veriges Riksbank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ristna Fredsrörels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ristna Fredsrörels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fe &amp; Peace Institute</text:p>
          </table:table-cell>
          <table:table-cell office:value-type="string">
            <text:p><text:s/>Sweden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Life &amp; Peace Institute</text:p>
          </table:table-cell>
          <table:table-cell office:value-type="string">
            <text:p><text:s/>Swede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anagri Sweden A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canagri Sweden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rl Bro International A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arl Bro International A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nnov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innov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ciliation Resource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nciliation Resources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uropean Disability Forum ED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uropean Disability Forum EDF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LC Sv.Int. Liberalt centru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LC Sv.Int. Liberalt centru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änsterns Solidaritetsforu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änsterns Solidaritetsforu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titute of Development Studi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stitute of Development Studi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Volunteer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 Volunteer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elopment Initiative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evelopment Initiative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NA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NAP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EE Int Inst Ind Environ Ec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IIEE Int Inst Ind Environ Ec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uth Centr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outh Cent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rd World Academy</text:p>
          </table:table-cell>
          <table:table-cell office:value-type="string">
            <text:p><text:s/>Scienc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Third World Academy</text:p>
          </table:table-cell>
          <table:table-cell office:value-type="string">
            <text:p><text:s/>Science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wedish Institut of Alexandri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wedish Institut of Alexandri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FII Sv.Forskn.Inst Istanbu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FII Sv.Forskn.Inst Istanbu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tens Serum Institut</text:p>
          </table:table-cell>
          <table:table-cell office:value-type="string">
            <text:p><text:s/>SSI D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tens Serum Institut</text:p>
          </table:table-cell>
          <table:table-cell office:value-type="string">
            <text:p><text:s/>SSI D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wedish Institute of Manageme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wedish Institute of Managem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ty of Susse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iversity of Sussex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iftelsen Forskning och fram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ftelsen Forskning och fram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CIPE Int Centre Insect Phy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CIPE Int Centre Insect Phy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AVI Int Aids Vacc Initiativ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AVI Int Aids Vacc Initiativ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ab Council of Social Scienc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ab Council of Social Scienc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rum för Biologisk Mångfal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entrum för Biologisk Mångfald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LiRE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LiRE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rganisation of American Stat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rganisation of American State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FSJ World Fed.Science Journ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FSJ World Fed.Science Journa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RMAS Forskn.rådet för Miljö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RMAS Forskn.rådet för Miljö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nal Reform Internation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nal Reform Internationa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ority Rights Grou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inority Rights Group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ee Acc Info Freedom Express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ee Acc Info Freedom Express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GOConvent Rights of the Chil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GOConvent Rights of the Child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SU-Sveriges Ungdomsorganisat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SU-Sveriges Ungdomsorganisat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go-Fed.Int.Gynecologie dÓbs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go-Fed.Int.Gynecologie dÓbs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TO World Trade Organisa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TO World Trade Organisatio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Trade Centr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ernational Trade Cent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AV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AV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SR</text:p>
          </table:table-cell>
          <table:table-cell office:value-type="string">
            <text:p><text:s/>Business for Social Res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SR</text:p>
          </table:table-cell>
          <table:table-cell office:value-type="string">
            <text:p><text:s/>Business for Social Resp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th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eemuse</text:p>
          </table:table-cell>
          <table:table-cell office:value-type="string">
            <text:p><text:s/>Köpenham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reemuse</text:p>
          </table:table-cell>
          <table:table-cell office:value-type="string">
            <text:p><text:s/>Köpenhamn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öteborgs Filmfestiv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öteborgs Filmfestiva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rdiska investeringsbanke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ordiska investeringsbank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.Partnership Microbicide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t.Partnership Microbicid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Mine Action Servic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 Mine Action Servic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xfam Novi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xfam Novi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urbruk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aturbruk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pringfield Center Lt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ringfield Center Lt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soc Protection All Childr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ssoc Protection All Childr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a Unicef-kommitté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venska Unicef-kommitté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 Parliamentary Un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ter Parliamentary Unio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OSAI-IDI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TOSAI-IDI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rliamentarians Global Actio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arliamentarians Global Actio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CC</text:p>
          </table:table-cell>
          <table:table-cell office:value-type="string">
            <text:p>Intl.Chamber of Commerc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CC</text:p>
          </table:table-cell>
          <table:table-cell office:value-type="string">
            <text:p>Intl.Chamber of Commerc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dacion Acceso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undacion Acces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ional Endowment f Democrac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ational Endowment f Democrac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a FN-förbunde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venska FN-förbundet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CO World customs organization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WCO World customs organization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Östekonomiska Institutet ÖEI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Östekonomiska Institutet ÖE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ma Education Fun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oma Education Fu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 Department of Sta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S Department of Stat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rikespolitiska institute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trikespolitiska institut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eva Cal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eneva Cal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rdiska Afrika Institutet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ordiska Afrika Institute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CCD</text:p>
          </table:table-cell>
          <table:table-cell office:value-type="string">
            <text:p>UN Conv.Combat Desertif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CCD</text:p>
          </table:table-cell>
          <table:table-cell office:value-type="string">
            <text:p>UN Conv.Combat Desertifi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aying for Chang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laying for Chang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LGA Int Lesbian Gay/Bi-sexAs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LGA Int Lesbian Gay/Bi-sexAs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lobala forumet migration utv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lobala forumet migration utv.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DPM Euro Centre Dev Policy 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CDPM Euro Centre Dev Policy 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. Livestock Research Inst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. Livestock Research Inst.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CM Internat Conf of Midwiv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CM Internat Conf of Midwiv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FCCC</text:p>
          </table:table-cell>
          <table:table-cell office:value-type="string">
            <text:p>UN Conv.Climate Chang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FCCC</text:p>
          </table:table-cell>
          <table:table-cell office:value-type="string">
            <text:p>UN Conv.Climate Change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 Departm. Political Affair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 Departm. Political Affair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ss Development Cooperatio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wiss Development Cooperatio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KNUWC</text:p>
          </table:table-cell>
          <table:table-cell office:value-type="string">
            <text:p>Röde Kors Nord.Colleg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KNUWC</text:p>
          </table:table-cell>
          <table:table-cell office:value-type="string">
            <text:p>Röde Kors Nord.Colleg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cial Science ResearchCounci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cial Science ResearchCounci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Atomic Energy A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ernational Atomic Energy A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cess No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cess Now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men's World Bank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omen's World Bankin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er on Internat Cooperat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enter on Internat Cooperat.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 Fin Facility <text:s/>Immunisati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 Fin Facility <text:s/>Immunisat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cial Initiativ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ocial Initiativ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 Inst for Training &amp;Research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 Inst for Training &amp;Research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Federation UN Associati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orld Federation UN Associati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ronto Cent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oronto Cent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BSS Council of the Baltic Se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BSS Council of the Baltic Se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KFF</text:p>
          </table:table-cell>
          <table:table-cell office:value-type="string">
            <text:p>Int.Kvinnoförb.fred/frih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KFF</text:p>
          </table:table-cell>
          <table:table-cell office:value-type="string">
            <text:p>Int.Kvinnoförb.fred/frih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rdiska Utvecklingsfonden ND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rdiska Utvecklingsfonden NDF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lob Alliance Vaccines Immuniz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lob Alliance Vaccines Immuniz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g Hammarskjöldfond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g Hammarskjöldfond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D Utrikesdepartemente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D Utrikesdepartement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efan Dahlgren Consult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fan Dahlgren Consultin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GBP</text:p>
          </table:table-cell>
          <table:table-cell office:value-type="string">
            <text:p>Intl Biosphere-Geospher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GBP</text:p>
          </table:table-cell>
          <table:table-cell office:value-type="string">
            <text:p>Intl Biosphere-Geospher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UF</text:p>
          </table:table-cell>
          <table:table-cell office:value-type="string">
            <text:p>Europeiska utvecklingsf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UF</text:p>
          </table:table-cell>
          <table:table-cell office:value-type="string">
            <text:p>Europeiska utvecklingsfon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F</text:p>
          </table:table-cell>
          <table:table-cell office:value-type="string">
            <text:p><text:s/>Asian Development Fun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DF</text:p>
          </table:table-cell>
          <table:table-cell office:value-type="string">
            <text:p><text:s/>Asian Development Fund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ican Development Fund AfD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frican Development Fund AfDF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lobal Foru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lobal Foru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ttervalls Advokatbyrå</text:p>
          </table:table-cell>
          <table:table-cell office:value-type="string">
            <text:p><text:s/>Nil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ttervalls Advokatbyrå</text:p>
          </table:table-cell>
          <table:table-cell office:value-type="string">
            <text:p><text:s/>Nils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lobal Advice Networ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lobal Advice Network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ational Crisis Gro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ernational Crisis Group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RF</text:p>
          </table:table-cell>
          <table:table-cell office:value-type="string">
            <text:p>Centr.Emergency Resp.Fun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ERF</text:p>
          </table:table-cell>
          <table:table-cell office:value-type="string">
            <text:p>Centr.Emergency Resp.Fund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 Tropical Timber Organisat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 Tropical Timber Organisat.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mon Fund for Commoditi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mmon Fund for Commoditi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eedom Hous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eedom Hous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RCT Int Rehab Council Tortur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RCT Int Rehab Council Tortu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SD Int.Inst.Sustainabale Dev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SD Int.Inst.Sustainabale Dev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rgut Consulting A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rgut Consulting AB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e Tor Projec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Tor Projec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news Europ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ternews Europ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llväxtverke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llväxtverk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mall Arms Surve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mall Arms Surve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nos Southern Afric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nos Southern Afric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eva Int Center Hum Demin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eneva Int Center Hum Deminin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nja Björké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nja Björké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ale Universit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ale Universit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-Foru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-Foru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CTJ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CTJ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lobal Witnes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lobal Witnes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es Advisory Group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ines Advisory Group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CI France Coop.Internationa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CI France Coop.International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uropeiska Kommission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uropeiska Kommission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lumbia Universit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umbia Universit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Public Service an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istry of Public Service a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PP Forest People Programm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PP Forest People Programm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SR Asia Center at A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SR Asia Center at AI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ia-Europe Foundat Singapor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sia-Europe Foundat Singapore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GD Centre f Advanced Studi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GD Centre f Advanced Studi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 Centre Research Agroforest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 Centre Research Agrofores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ueensland Univercit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Queensland Univercit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MSE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EMSE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ailand Environment Institut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hailand Environment Institute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on Social Com Asia Pacifi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con Social Com Asia Pacifi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kong River Commissio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ekong River Commiss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stainable Fisheries Partner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ustainable Fisheries Partner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-POW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-POW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EPF</text:p>
          </table:table-cell>
          <table:table-cell office:value-type="string">
            <text:p>Sirindhorn Intl.Env.Par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EPF</text:p>
          </table:table-cell>
          <table:table-cell office:value-type="string">
            <text:p>Sirindhorn Intl.Env.Par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a Allianc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dia Allianc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skeristyrelse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iskeristyrels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GEPLA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GEPLA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dad del Val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iversidad del Vall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SPAS</text:p>
          </table:table-cell>
          <table:table-cell office:value-type="string">
            <text:p><text:s/>Ministry salud publica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SPAS</text:p>
          </table:table-cell>
          <table:table-cell office:value-type="string">
            <text:p><text:s/>Ministry salud publica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t Nutricion Centroam.Panam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 Nutricion Centroam.Panam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zbekistan Press Freedom gro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zbekistan Press Freedom group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vernment of Mali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Government of Mali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rska Amb. Elfenbenskust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rska Amb. Elfenbenskust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LVETA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ELVETA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uropean Development Fun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uropean Development Fu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edish Development Adviser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wedish Development Adviser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rte Suprema de Justici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rte Suprema de Justici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scalía General</text:p>
          </table:table-cell>
          <table:table-cell office:value-type="string">
            <text:p>El Salvado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scalía General</text:p>
          </table:table-cell>
          <table:table-cell office:value-type="string">
            <text:p>El Salvado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ullverke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llverke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ronofogde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Kronofogd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URASIA Partnership Foundati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URASIA Partnership Foundat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yréns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yréns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onkurrensverket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Konkurrensverket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orgian Young Lawyer's Assoc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eorgian Young Lawyer's Assoc.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ivate Sector Founda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rivate Sector Foundat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SP International Sweden A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SP International Sweden A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HAB Konsult H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HAB Konsult H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lestinian Water Authority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alestinian Water Authorit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lestinian Energy Authority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alestinian Energy Authority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riges Kristna Råd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veriges Kristna Råd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PCC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PCCI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ntbrukarnas Riksförbun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antbrukarnas Riksförbu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JP Int. Lt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JP Int. Ltd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al Estate Cadastre</text:p>
          </table:table-cell>
          <table:table-cell office:value-type="string">
            <text:p>Macedon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l Estate Cadastre</text:p>
          </table:table-cell>
          <table:table-cell office:value-type="string">
            <text:p>Macedonia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ProSARD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eProSARD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tizens Association MOS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itizens Association MOS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. de Obras Púb</text:p>
          </table:table-cell>
          <table:table-cell office:value-type="string">
            <text:p><text:s/>Transp</text:p>
          </table:table-cell>
          <table:table-cell office:value-type="string">
            <text:p>Vivi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c. de Obras Púb</text:p>
          </table:table-cell>
          <table:table-cell office:value-type="string">
            <text:p><text:s/>Transp</text:p>
          </table:table-cell>
          <table:table-cell office:value-type="string">
            <text:p>Vivi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nivers Nacional Auton Hondura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Univers Nacional Auton Hondur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rant Thornt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ant Thornt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isión Verdad y la Reconci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misión Verdad y la Reconci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BC Hondura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BC Hondura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AM</text:p>
          </table:table-cell>
          <table:table-cell office:value-type="string">
            <text:p><text:s/>Hondura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NAM</text:p>
          </table:table-cell>
          <table:table-cell office:value-type="string">
            <text:p><text:s/>Honduras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ional AIDS Foru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ational AIDS Foru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preme Electoral AuthorityTS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upreme Electoral AuthorityTS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sejo Nacional Anticorrupció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nsejo Nacional Anticorrupció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pacio Regional Occident EROC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spacio Regional Occident ERO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-Libre</text:p>
          </table:table-cell>
          <table:table-cell office:value-type="string">
            <text:p>Comité Libre Expresió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-Libre</text:p>
          </table:table-cell>
          <table:table-cell office:value-type="string">
            <text:p>Comité Libre Expresión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istry of Lands/Housing KEN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Ministry of Lands/Housing K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ji na Ufanisi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aji na Ufanis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enya Land Allianc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Kenya Land Allianc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ciety for International De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ociety for International Dev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vernment of Kenya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overnment of Kenya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HR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HR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c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c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xternal Resources Department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External Resources Department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ional Science Found.NSF</text:p>
          </table:table-cell>
          <table:table-cell office:value-type="string">
            <text:p>Sr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ational Science Found.NSF</text:p>
          </table:table-cell>
          <table:table-cell office:value-type="string">
            <text:p>Sri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v.of Sri Jayewardenepura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niv.of Sri Jayewardenepur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drigu Consultant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drigu Consultant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 of Policy Dev&amp;Implem Sri L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in of Policy Dev&amp;Implem Sri L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ty of Colombo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University of Colomb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ty of Jaffn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iversity of Jaffn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Övrigt företa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Övrigt företa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d of Chambers Com/Ind</text:p>
          </table:table-cell>
          <table:table-cell office:value-type="string">
            <text:p><text:s/>Sri 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ed of Chambers Com/Ind</text:p>
          </table:table-cell>
          <table:table-cell office:value-type="string">
            <text:p><text:s/>Sri 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versity of Peradeniya</text:p>
          </table:table-cell>
          <table:table-cell office:value-type="string">
            <text:p>Sri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niversity of Peradeniya</text:p>
          </table:table-cell>
          <table:table-cell office:value-type="string">
            <text:p>Sri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AS FS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AS FSG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est Ind Oce Marine Sci As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est Ind Oce Marine Sci As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rican Development Bank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African Development Bank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lvis Bay Corridor Gro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lvis Bay Corridor Group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t for Security Studies</text:p>
          </table:table-cell>
          <table:table-cell office:value-type="string">
            <text:p><text:s/>IS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 for Security Studies</text:p>
          </table:table-cell>
          <table:table-cell office:value-type="string">
            <text:p><text:s/>ISS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ntre for Conflict Resoluti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entre for Conflict Resolutio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uth Af Inst of Intern Affai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uth Af Inst of Intern Affai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t for Justice &amp; Reconcili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 for Justice &amp; Reconcilia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rg Social Science Research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rg Social Science Research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ty of Pretori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iversity of Pretori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WEPA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AWEPA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onomic Commission for Africa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Economic Commission for Africa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rican Union</text:p>
          </table:table-cell>
          <table:table-cell office:value-type="string">
            <text:p><text:s/>AU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African Union</text:p>
          </table:table-cell>
          <table:table-cell office:value-type="string">
            <text:p><text:s/>AU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ican Economic Research Co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frican Economic Research Co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MNET Afr Women Dev.Comm Net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EMNET Afr Women Dev.Comm Netw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ciety for AIDS &amp; STIs Afric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ociety for AIDS &amp; STIs Afric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P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REP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re for International For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entre for International Fo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Övriga Svenska offentliga förv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Övriga Svenska offentliga förv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.Humanitarian Dialogu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ent.Humanitarian Dialogu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e AfricanCapacity Build.Fou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AfricanCapacity Build.Fou.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 Council of Museum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 Council of Museum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rican Academy of Sienc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frican Academy of Sienc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AMI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SAMI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URCHA Guarantee <text:s/>Fun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RCHA Guarantee <text:s/>Fu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Agroforestry Centr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orld Agroforestry Cent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UCEA Inter-UnivCouncil EastA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UCEA Inter-UnivCouncil EastAf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Övriga Regionala utvecklingsb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Övriga Regionala utvecklingsb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ucational Development Cente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ducational Development Cent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riminalvårdsstyrels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riminalvårdsstyrels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CJA</text:p>
          </table:table-cell>
          <table:table-cell office:value-type="string">
            <text:p>Pan African Clim.Justic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ACJA</text:p>
          </table:table-cell>
          <table:table-cell office:value-type="string">
            <text:p>Pan African Clim.Justic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AFE</text:p>
          </table:table-cell>
          <table:table-cell office:value-type="string">
            <text:p>African Network Agricul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NAFE</text:p>
          </table:table-cell>
          <table:table-cell office:value-type="string">
            <text:p>African Network Agricult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nos Pari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anos Paris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le Basin Initiative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Nile Basin Initiativ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ke Victoria Local Authoritie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Lake Victoria Local Authoritie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ganda Coalition for Sust Dev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ganda Coalition for Sust Dev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sienal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sienal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OVI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COVI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elopm.Bank Philippin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velopm.Bank Philippin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sejo Latinoamericano de Ci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nsejo Latinoamericano de Ci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-American Dialogu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er-American Dialogu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ias stiftelsen Costa Ric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ias stiftelsen Costa Ric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on Com Latin Am/Caribbe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con Com Latin Am/Caribbea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t Interam Derechos Humano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st Interam Derechos Humanos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bas H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bas HB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titute of Social Studie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stitute of Social Studi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örsvarsmakt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örsvarsmakte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ty of Eduardo Mondlane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University of Eduardo Mondlane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 Trab Ass Econ Mocambiqu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 Trab Ass Econ Mocambiqu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AS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ONAS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CER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NCER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ry of Science and Techn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istry of Science and Techn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P</text:p>
          </table:table-cell>
          <table:table-cell office:value-type="string">
            <text:p>Centro Integridade Publi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IP</text:p>
          </table:table-cell>
          <table:table-cell office:value-type="string">
            <text:p>Centro Integridade Public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tamo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stamo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DH</text:p>
          </table:table-cell>
          <table:table-cell office:value-type="string">
            <text:p><text:s/>Liga de Direitos Huma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DH</text:p>
          </table:table-cell>
          <table:table-cell office:value-type="string">
            <text:p><text:s/>Liga de Direitos Humanos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vernance &amp; Develop Institu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vernance &amp; Develop Institut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sejo Nacional de Univ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onsejo Nacional de Univ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vernment of Nicaragu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vernment of Nicaragu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dad Nacional de Ingeni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iversidad Nacional de Ingeni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t Estud Estratég Pol Pub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 Estud Estratég Pol Pub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 Nacion Autón NICManagu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iver Nacion Autón NICManagu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 Nacion Autón deNICLeó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ivers Nacion Autón deNICLeó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dad Nacional Agrari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niversidad Nacional Agrari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sterio de Cooperación Ext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Ministerio de Cooperación Exte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nt Nicarague Derecho Humano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ent Nicarague Derecho Humano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bassy of Norway-Ni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mbassy of Norway-Ni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Övriga Individer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Övriga Individ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ional Police of Nicaragu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ational Police of Nicaragua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Övriga Stiftelser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Övriga Stiftels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ordon Evans Associate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ordon Evans Associat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venska Afghanistankommittén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venska Afghanistankommittén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nd in Hand Internation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nd in Hand International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ghan Analyst Network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fghan Analyst Network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</table:table>
      <table:table table:name="sector" table:style-name="ta1" table:print="false">
        <table:table-column table:style-name="co31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6163">
            <text:p>6163</text:p>
          </table:table-cell>
          <table:table-cell office:value-type="float" office:value="100">
            <text:p>100</text:p>
          </table:table-cell>
          <table:table-cell table:number-columns-repeated="2"/>
          <table:table-cell table:number-columns-repeated="2" office:value-type="float" office:value="16339">
            <text:p>16339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ocabularies used</text:p>
          </table:table-cell>
          <table:table-cell table:number-columns-repeated="10"/>
        </table:table-row>
        <table:table-row table:style-name="ro1">
          <table:table-cell office:value-type="string">
            <text:p>Hierarchy 1</text:p>
          </table:table-cell>
          <table:table-cell office:value-type="string">
            <text:p>Hierarchy 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Failing Activitie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Hierarchy 1</text:p>
          </table:table-cell>
          <table:table-cell office:value-type="string">
            <text:p>Hierarchy 2</text:p>
          </table:table-cell>
          <table:table-cell table:number-columns-repeated="8"/>
        </table:table-row>
        <table:table-row table:style-name="ro1">
          <table:table-cell office:value-type="string">
            <text:p>count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</table:table>
      <table:table table:name="transactions" table:style-name="ta1" table:print="false"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3"/>
        </table:table-row>
        <table:table-row table:style-name="ro1">
          <table:table-cell office:value-type="string">
            <text:p>All transactions</text:p>
          </table:table-cell>
          <table:table-cell table:number-columns-repeated="2" office:value-type="float" office:value="331">
            <text:p>331</text:p>
          </table:table-cell>
          <table:table-cell office:value-type="float" office:value="28927">
            <text:p>28927</text:p>
          </table:table-cell>
          <table:table-cell office:value-type="float" office:value="14445">
            <text:p>14445</text:p>
          </table:table-cell>
          <table:table-cell table:number-columns-repeated="3"/>
        </table:table-row>
        <table:table-row table:style-name="ro1">
          <table:table-cell office:value-type="string">
            <text:p>-ve transactions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4582">
            <text:p>4582</text:p>
          </table:table-cell>
          <table:table-cell office:value-type="float" office:value="3655">
            <text:p>3655</text:p>
          </table:table-cell>
          <table:table-cell table:number-columns-repeated="3"/>
        </table:table-row>
        <table:table-row table:style-name="ro1">
          <table:table-cell office:value-type="string">
            <text:p>-ve transactions &lt; -1,000,000</text:p>
          </table:table-cell>
          <table:table-cell table:number-columns-repeated="2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float" office:value="331">
            <text:p>331</text:p>
          </table:table-cell>
          <table:table-cell office:value-type="float" office:value="306">
            <text:p>306</text:p>
          </table:table-cell>
          <table:table-cell office:value-type="float" office:value="28927">
            <text:p>28927</text:p>
          </table:table-cell>
          <table:table-cell office:value-type="float" office:value="14301">
            <text:p>1430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3"/>
        </table:table-row>
        <table:table-row table:style-name="ro1">
          <table:table-cell office:value-type="string">
            <text:p>USD</text:p>
          </table:table-cell>
          <table:table-cell office:value-type="float" office:value="331">
            <text:p>331</text:p>
          </table:table-cell>
          <table:table-cell office:value-type="float" office:value="306">
            <text:p>306</text:p>
          </table:table-cell>
          <table:table-cell office:value-type="float" office:value="28927">
            <text:p>28927</text:p>
          </table:table-cell>
          <table:table-cell office:value-type="float" office:value="14301">
            <text:p>1430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USD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5" office:value-type="float" office:value="0">
            <text:p>0</text:p>
          </table:table-cell>
          <table:table-cell office:value-type="float" office:value="2541850262">
            <text:p>2541850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urrency (USD)</text:p>
          </table:table-cell>
          <table:table-cell table:number-columns-repeated="7"/>
        </table:table-row>
        <table:table-row table:style-name="ro1">
          <table:table-cell office:value-type="string">
            <text:p>Hierarchy 2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number-columns-repeated="5" office:value-type="float" office:value="0">
            <text:p>0</text:p>
          </table:table-cell>
          <table:table-cell office:value-type="float" office:value="15374482">
            <text:p>153744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number-columns-repeated="5" office:value-type="float" office:value="0">
            <text:p>0</text:p>
          </table:table-cell>
          <table:table-cell office:value-type="float" office:value="15171428">
            <text:p>15171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5" office:value-type="float" office:value="0">
            <text:p>0</text:p>
          </table:table-cell>
          <table:table-cell office:value-type="float" office:value="40115102">
            <text:p>401151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5" office:value-type="float" office:value="0">
            <text:p>0</text:p>
          </table:table-cell>
          <table:table-cell office:value-type="float" office:value="45496106">
            <text:p>454961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number-columns-repeated="5" office:value-type="float" office:value="0">
            <text:p>0</text:p>
          </table:table-cell>
          <table:table-cell office:value-type="float" office:value="60130347">
            <text:p>601303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5" office:value-type="float" office:value="0">
            <text:p>0</text:p>
          </table:table-cell>
          <table:table-cell office:value-type="float" office:value="114846509">
            <text:p>114846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number-columns-repeated="5" office:value-type="float" office:value="0">
            <text:p>0</text:p>
          </table:table-cell>
          <table:table-cell office:value-type="float" office:value="175139218">
            <text:p>175139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number-columns-repeated="5" office:value-type="float" office:value="0">
            <text:p>0</text:p>
          </table:table-cell>
          <table:table-cell office:value-type="float" office:value="369261094">
            <text:p>3692610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number-columns-repeated="5" office:value-type="float" office:value="0">
            <text:p>0</text:p>
          </table:table-cell>
          <table:table-cell office:value-type="float" office:value="665623882">
            <text:p>6656238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number-columns-repeated="5" office:value-type="float" office:value="0">
            <text:p>0</text:p>
          </table:table-cell>
          <table:table-cell office:value-type="float" office:value="1027216711">
            <text:p>10272167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number-columns-repeated="5" office:value-type="float" office:value="0">
            <text:p>0</text:p>
          </table:table-cell>
          <table:table-cell office:value-type="float" office:value="1564259593">
            <text:p>15642595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table:number-columns-repeated="5" office:value-type="float" office:value="0">
            <text:p>0</text:p>
          </table:table-cell>
          <table:table-cell office:value-type="float" office:value="2095279734">
            <text:p>20952797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5" office:value-type="float" office:value="0">
            <text:p>0</text:p>
          </table:table-cell>
          <table:table-cell office:value-type="float" office:value="2032487699">
            <text:p>2032487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5" office:value-type="float" office:value="0">
            <text:p>0</text:p>
          </table:table-cell>
          <table:table-cell office:value-type="float" office:value="3714886818">
            <text:p>37148868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table:number-columns-repeated="7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/04/2012</text:date>, <text:time>17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2T17:02:59</dc:date>
    <dc:creator>david </dc:creator>
    <meta:editing-duration>PT00H09M55S</meta:editing-duration>
    <meta:editing-cycles>2</meta:editing-cycles>
    <meta:generator>OpenOffice.org/3.2$Unix OpenOffice.org_project/320m12$Build-9483</meta:generator>
    <meta:document-statistic meta:table-count="10" meta:cell-count="7409" meta:object-count="0"/>
  </office:meta>
</office:document-meta>
</file>